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146in" style:rel-column-width="2978*"/>
    </style:style>
    <style:style style:name="Table1.V" style:family="table-column">
      <style:table-column-properties style:column-width="0.3167in" style:rel-column-width="2997*"/>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V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292in" style:rel-column-width="3118*"/>
    </style:style>
    <style:style style:name="Table2.B" style:family="table-column">
      <style:table-column-properties style:column-width="0.3299in" style:rel-column-width="3120*"/>
    </style:style>
    <style:style style:name="Table2.C" style:family="table-column">
      <style:table-column-properties style:column-width="0.3299in" style:rel-column-width="3121*"/>
    </style:style>
    <style:style style:name="Table2.F" style:family="table-column">
      <style:table-column-properties style:column-width="0.3299in" style:rel-column-width="3122*"/>
    </style:style>
    <style:style style:name="Table2.T" style:family="table-column">
      <style:table-column-properties style:column-width="0.3299in" style:rel-column-width="3123*"/>
    </style:style>
    <style:style style:name="Table2.A1" style:family="table-cell">
      <style:table-cell-properties fo:padding="0.0382in" fo:border-left="0.05pt solid #000000" fo:border-right="none" fo:border-top="0.05pt solid #000000" fo:border-bottom="0.05pt solid #000000"/>
    </style:style>
    <style:style style:name="Table2.U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transparent" fo:padding="0.0382in" fo:border-left="0.05pt solid #000000" fo:border-right="none" fo:border-top="none" fo:border-bottom="0.05pt solid #000000">
        <style:background-image/>
      </style:table-cell-properties>
    </style:style>
    <style:style style:name="Table2.U2" style:family="table-cell">
      <style:table-cell-properties fo:padding="0.0382in" fo:border-left="0.05pt solid #000000" fo:border-right="0.05pt solid #000000" fo:border-top="none" fo:border-bottom="0.05pt solid #000000"/>
    </style:style>
    <style:style style:name="Table2.U3" style:family="table-cell">
      <style:table-cell-properties fo:padding="0.0382in" fo:border-left="0.05pt solid #000000" fo:border-right="0.05pt solid #000000" fo:border-top="none" fo:border-bottom="0.05pt solid #000000"/>
    </style:style>
    <style:style style:name="Table2.U4" style:family="table-cell">
      <style:table-cell-properties fo:padding="0.0382in" fo:border-left="0.05pt solid #000000" fo:border-right="0.05pt solid #000000" fo:border-top="none" fo:border-bottom="0.05pt solid #000000"/>
    </style:style>
    <style:style style:name="Table2.U5" style:family="table-cell">
      <style:table-cell-properties fo:padding="0.0382in" fo:border-left="0.05pt solid #000000" fo:border-right="0.05pt solid #000000" fo:border-top="none" fo:border-bottom="0.05pt solid #000000"/>
    </style:style>
    <style:style style:name="Table2.U6" style:family="table-cell">
      <style:table-cell-properties fo:padding="0.0382in" fo:border-left="0.05pt solid #000000" fo:border-right="0.05pt solid #000000" fo:border-top="none" fo:border-bottom="0.05pt solid #000000"/>
    </style:style>
    <style:style style:name="Table2.U7" style:family="table-cell">
      <style:table-cell-properties fo:padding="0.0382in" fo:border-left="0.05pt solid #000000" fo:border-right="0.05pt solid #000000" fo:border-top="none" fo:border-bottom="0.05pt solid #000000"/>
    </style:style>
    <style:style style:name="Table2.U8" style:family="table-cell">
      <style:table-cell-properties fo:padding="0.0382in" fo:border-left="0.05pt solid #000000" fo:border-right="0.05pt solid #000000" fo:border-top="none" fo:border-bottom="0.05pt solid #000000"/>
    </style:style>
    <style:style style:name="Table2.U9" style:family="table-cell">
      <style:table-cell-properties fo:padding="0.0382in" fo:border-left="0.05pt solid #000000" fo:border-right="0.05pt solid #000000" fo:border-top="none" fo:border-bottom="0.05pt solid #000000"/>
    </style:style>
    <style:style style:name="Table2.U10" style:family="table-cell">
      <style:table-cell-properties fo:padding="0.0382in" fo:border-left="0.05pt solid #000000" fo:border-right="0.05pt solid #000000" fo:border-top="none" fo:border-bottom="0.05pt solid #000000"/>
    </style:style>
    <style:style style:name="Table2.U11" style:family="table-cell">
      <style:table-cell-properties fo:padding="0.0382in" fo:border-left="0.05pt solid #000000" fo:border-right="0.05pt solid #000000" fo:border-top="none" fo:border-bottom="0.05pt solid #000000"/>
    </style:style>
    <style:style style:name="Table2.U12" style:family="table-cell">
      <style:table-cell-properties fo:padding="0.0382in" fo:border-left="0.05pt solid #000000" fo:border-right="0.05pt solid #000000" fo:border-top="none" fo:border-bottom="0.05pt solid #000000"/>
    </style:style>
    <style:style style:name="Table2.U13" style:family="table-cell">
      <style:table-cell-properties fo:padding="0.0382in" fo:border-left="0.05pt solid #000000" fo:border-right="0.05pt solid #000000" fo:border-top="none" fo:border-bottom="0.05pt solid #000000"/>
    </style:style>
    <style:style style:name="Table2.U14" style:family="table-cell">
      <style:table-cell-properties fo:padding="0.0382in" fo:border-left="0.05pt solid #000000" fo:border-right="0.05pt solid #000000" fo:border-top="none" fo:border-bottom="0.05pt solid #000000"/>
    </style:style>
    <style:style style:name="Table2.U15"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style:use-window-font-color="true" fo:font-weight="bold" fo:background-color="transparent" style:font-weight-asian="bold" style:font-weight-complex="bold"/>
    </style:style>
    <style:style style:name="P3" style:family="paragraph" style:parent-style-name="Table_20_Contents">
      <style:text-properties fo:color="#999999"/>
    </style:style>
    <style:style style:name="P4" style:family="paragraph" style:parent-style-name="Table_20_Contents">
      <style:text-properties fo:color="#b3b3b3"/>
    </style:style>
    <style:style style:name="P5" style:family="paragraph" style:parent-style-name="Text_20_body">
      <style:text-properties fo:font-style="italic" style:text-underline-style="solid" style:text-underline-width="auto" style:text-underline-color="font-color" style:font-style-asian="italic" style:font-style-complex="italic"/>
    </style:style>
    <style:style style:name="P6" style:family="paragraph" style:parent-style-name="Text_20_body">
      <style:paragraph-properties>
        <style:tab-stops>
          <style:tab-stop style:position="0.1146in"/>
        </style:tab-stops>
      </style:paragraph-properties>
    </style:style>
    <style:style style:name="P7"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fo:font-weight="bold" style:font-size-asian="8pt" style:font-weight-asian="bold" style:font-size-complex="8pt" style:font-weight-complex="bold"/>
    </style:style>
    <style:style style:name="T5" style:family="text">
      <style:text-properties fo:color="#999999" fo:font-size="8pt" style:font-size-asian="8pt" style:font-size-complex="8pt"/>
    </style:style>
    <style:style style:name="T6" style:family="text">
      <style:text-properties style:use-window-font-color="true" fo:font-size="8pt" style:font-size-asian="8pt" style:font-size-complex="8pt"/>
    </style:style>
    <style:style style:name="T7" style:family="text">
      <style:text-properties style:use-window-font-color="true" fo:font-size="8pt" style:text-underline-style="solid" style:text-underline-width="auto" style:text-underline-color="font-color" fo:font-weight="normal" style:font-size-asian="8pt" style:font-weight-asian="normal" style:font-size-complex="8pt" style:font-weight-complex="normal"/>
    </style:style>
    <style:style style:name="T8" style:family="text">
      <style:text-properties style:use-window-font-color="true" fo:font-size="8pt" style:text-underline-style="solid" style:text-underline-width="auto" style:text-underline-color="font-color" style:font-size-asian="8pt" style:font-size-complex="8pt"/>
    </style:style>
    <style:style style:name="T9" style:family="text">
      <style:text-properties fo:font-style="normal" style:font-style-asian="normal" style:font-style-complex="normal"/>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style:font-name="Times New Roman" fo:font-size="12pt" fo:font-weight="normal" style:font-size-asian="10.5pt" style:font-weight-asian="normal" style:font-size-complex="12pt" style:font-weight-complex="normal"/>
    </style:style>
    <style:style style:name="T1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style:font-name="Times New Roman" fo:font-size="10pt" fo:font-weight="normal" style:font-size-asian="10pt" style:font-weight-asian="normal" style:font-size-complex="10pt" style:font-weight-complex="normal"/>
    </style:style>
    <style:style style:name="T15" style:family="text">
      <style:text-properties style:font-name="Times New Roman" fo:font-size="10pt" style:font-size-asian="10pt" style:font-size-complex="10pt"/>
    </style:style>
    <style:style style:name="T16" style:family="text">
      <style:text-properties fo:font-size="12pt" style:font-size-asian="12pt" style:font-size-complex="12pt"/>
    </style:style>
    <style:style style:name="T17" style:family="text">
      <style:text-properties style:font-name="Arial" fo:font-size="14pt" fo:font-weight="bold" style:font-size-asian="14pt" style:font-weight-asian="bold" style:font-size-complex="14pt" style:font-weight-complex="bold"/>
    </style:style>
    <style:style style:name="T18" style:family="text">
      <style:text-properties fo:font-size="10pt" fo:font-style="normal" style:font-size-asian="10pt" style:font-style-asian="normal" style:font-size-complex="10pt" style:font-style-complex="normal"/>
    </style:style>
    <style:style style:name="T19" style:family="text">
      <style:text-properties fo:color="#666666" style:font-name="Times New Roman" fo:font-size="10pt" fo:font-weight="normal" style:font-size-asian="10pt" style:font-weight-asian="normal" style:font-size-complex="10pt" style:font-weight-complex="normal"/>
    </style:style>
    <style:style style:name="T20" style:family="text">
      <style:text-properties fo:color="#666666" style:font-name="Times New Roman" fo:font-size="10pt" style:font-size-asian="10pt" style:font-size-complex="10pt"/>
    </style:style>
    <style:style style:name="T21" style:family="text">
      <style:text-properties fo:color="#666666" fo:font-size="10pt" fo:font-style="normal" style:font-size-asian="10pt" style:font-style-asian="normal" style:font-size-complex="10pt" style:font-style-complex="normal"/>
    </style:style>
    <style:style style:name="T22" style:family="text">
      <style:text-properties fo:color="#4c4c4c" style:font-name="Times New Roman" fo:font-size="10pt" fo:font-weight="normal" style:font-size-asian="10pt" style:font-weight-asian="normal"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frared Control Robot <text:s text:c="203"/></text:h>
      <text:p text:style-name="Text_20_body"/>
      <text:h text:style-name="Heading_20_2" text:outline-level="2">Introduction</text:h>
      <text:p text:style-name="Text_20_body"><text:s text:c="2"/>In this chapter, we will use a standard motorized platform (MakeBlock kit) in conjunction with an Arduino, Infrared receiver, motor-controller shield, and Infrared Remote to build a remote controlled robot. At the end of this chapter, you should understand the concepts behind infrared data transmission, serial data transfer, Arduino data String objects, and reading pulse signals with an Arduino. Now on to the fun stuff.</text:p>
      <text:p text:style-name="Text_20_body"><text:s text:c="2"/>The purpose of this chapter is to create a wireless robot controller link for as cheap as possible. As I mentioned, this book is meant to focus on the manipulation of code to achieve the desired results instead of building hardware around a problem (thanks Harald!), so we will be using our standard robot-base kit, motor-controller, battery, and Arduino to get started. This chapter will not discuss how to connect your Arduino to your robot-base, but rather how to connect the sensors from this chapter to your Arduino.</text:p>
      <text:p text:style-name="Text_20_body"/>
      <text:p text:style-name="P5">insert image – parts_required.png</text:p>
      <text:p text:style-name="Text_20_body"/>
      <text:p text:style-name="Text_20_body"><text:s text:c="2"/>You will need very few things to test the code in this chapter – an infrared detector from Radio Shack, <text:s/>an infrared emitter (TV remote or IR helicopter remote), your Arduino, and a computer. The infrared detector module from Radio Shack is easy to directly connect to the Arduino and only costs about $4.00. For testing purposes, you can use nearly any infrared remote from any TV, VCR, DVD, or other appliance. If you must purchase one, most electronics stores have a cheap IR remote for under $10. Alternatively, I will also show you how to use a recycled IR toy helicopter remote that has 3 joystick channels and 2 buttons – these are easily obtainable and provide more real-time control of your robot. </text:p>
      <text:p text:style-name="Text_20_body"><text:s text:c="2"/>While the Arduino code for this project has a few different parts that we will discuss, the overall objective is to get a stream of data, and ultimately a specific code from the infrared detector for each function on our infrared remote control. To do this, we will need to connect the infrared detector to our Arduino so we can read the signals and evaluate them. Then we will need to record the data that is received for several buttons on our remote control. Once we record the codes that are being sent across from the remote, we can assign some actions for our robot to carry out when called. While most IR remote controls have different codes, you can decode as few buttons as you like to get your robot moving. 3 or 4 functions should be sufficient for basic movement (up/down/left/right). First, we will discuss how an infrared detector works.</text:p>
      <text:h text:style-name="Heading_20_2" text:outline-level="2">The Infrared Detector</text:h>
      <text:p text:style-name="Text_20_body"><text:s text:c="2"/>An infrared detector is simply a transistor switch that is opened when a sufficient amount of infrared light enters the detector (which also acts as the base pin of this transistor). You can use a standard infrared detector LED to read infrared light levels and they work well for things like line-following robots and short-range object detection, but they have some shortcomings when dealing with reliable data transfer. They typically have 2 pins, an emitter and collector, that function as a normal transistor, but the base pin replaced by the LED detector, which is used to switch the transistor. Below is a standard infrared detector and emitter pair from Radio Shack (#276-142):</text:p>
      <text:p text:style-name="P5"><text:soft-page-break/>insert image – infrared_leds.jpg</text:p>
      <text:p text:style-name="Text_20_body"/>
      <text:p text:style-name="Text_20_body"><text:s text:c="2"/>While basic infrared detectors have their place, there are a number of factors that can cause interference, usually from various other light sources. If this happens, the signal will be distorted and therefore useless to decode. Luckily, there is an inexpensive solution to this problem.</text:p>
      <text:p text:style-name="Text_20_body"><text:s text:c="2"/>To avoid signal noise and interference, most infrared control devices are tuned to a specific frequency when they transmit signals (similar to a Serial data transfer speed - eg. 9600bps) so that the receiving transistor knows to only listen to infrared signals that are transmitted at that same frequency (usually 38kHz). This means that you can buy a special infrared detector module that has a logic chip built-in to ignore non-control related infrared light. The image below shows a typical IR receiver module:</text:p>
      <text:p text:style-name="P5">insert image – ir_labeled.png</text:p>
      <text:p text:style-name="Text_20_body"/>
      <text:p text:style-name="Text_20_body"><text:s text:c="2"/>These detectors can be found in nearly any VCR, DVD player, TV, or other remotely controlled indoor appliance - and can easily be read using your Arduino. Radio Shack also sells Infrared Receiver Modules for about $4 each <text:bookmark-start text:name="__DdeLink__144_2134002683"/>(part #276-640)<text:bookmark-end text:name="__DdeLink__144_2134002683"/> while Sparkfun sells them for only $2 each (SEN-10266), and both can be directly connected to the Arduino. The receiver contains 3 pins: +5v, GND, and Input. Simply connect these pins to your Arduino, and you can read the input of the IR module from any Arduino I/O pin.</text:p>
      <text:p text:style-name="Text_20_body"><text:s text:c="2"/>How do you read the sensor? Alright, alright, let's get to it.</text:p>
      <text:h text:style-name="Heading_20_2" text:outline-level="2">Reading Infrared signals</text:h>
      <text:p text:style-name="Text_20_body"><text:s text:c="2"/>Infrared data transmission is shockingly simple to implement and equally as cheap. To send a signal using infrared light, you will need two devices: an infrared emitter and an infrared detector. The emitter is nothing more than an LED that only emits light in a specific wavelength (the infrared wavelength is 750 nm - 1 mm) - though these LED's are powered the same way as a normal LED, the light that is emitted is undetectable to the human eye (that is, you can't see it) and must be viewed using a digital camera or other filtering device. The infrared detector is actually a transistor switch that uses infrared light to activate its Base pin, instead of electrical current or voltage. The standard IR detector has 3 pins – power, ground, and signal. <text:s/>By applying +5v and Gnd signals to the power pins, we can simply plug the signal pin into any digital input pin on the Arduino (so any pin).</text:p>
      <text:p text:style-name="Text_20_body"><text:s text:c="2"/>As you may recall, a transistor is a solid-state electrical switch that can be turned On and Off thousands of times every second. The high speed at which the infrared detector can read infrared signals is ideal for low bandwidth data transfer using a string of binary data (0's and 1's) bits. To put it more simply, the typical infrared emitter device (remote control for your TV) sends out about 20 or so timed electrical pulses, which are meant to be read in order as a specific control code, each time you press a button. Each pulse that is emitted is one of two lengths - if intended to be interpreted as a LOW bit (0), the pulse duration is approximately 500 microseconds (0.5mS), whereas the duration of a pulse that is intended to be interpreted as a HIGH bit (1) is approximately 1100 microseconds (1.1mS). We can easily <text:span text:style-name="T9">read</text:span> each pulses that is transmitted using the pulseIn() command on the Arduino as shown in code example 1.1: <text:s/></text:p>
      <text:p text:style-name="Text_20_body"/>
      <text:p text:style-name="Text_20_body"><text:span text:style-name="Citation"><text:span text:style-name="T1">Code example 1.1 – reading a pulse</text:span></text:span></text:p>
      <text:p text:style-name="Text_20_body"><text:span text:style-name="Citation"><text:span text:style-name="T1"><text:s/></text:span></text:span><text:span text:style-name="Citation"><text:span text:style-name="T18"><text:s/>int pulse_pin = 6; <text:s/></text:span></text:span><text:span text:style-name="Citation"><text:span text:style-name="T21">// create a variable called pulse_pin attached to pin D6 on Arduino</text:span></text:span></text:p>
      <text:p text:style-name="Text_20_body"><text:soft-page-break/><text:s text:c="2"/><text:span text:style-name="Teletype"><text:span text:style-name="T15">pulse_val = pulseIn(pulse_pin, HIGH, 20000); </text:span></text:span><text:span text:style-name="Teletype"><text:span text:style-name="T20"><text:s/>// read the pulse_pin on D6, to see if a pulse is present</text:span></text:span></text:p>
      <text:p text:style-name="Text_20_body"/>
      <text:p text:style-name="Text_20_body"><text:s text:c="2"/>The pulseIn(pin, state, timeout) command takes 3 arguments and will watch a given pin (the first argument - D4 in the example above) as an input. When the pin changes state from 0v to +5v, this pulseIn() command will start recording the time duration in microseconds of how long that pin stays <text:s/>HIGH, which is the second argument that determines what state of the pulse to measure (LOW or HIGH). Once the electrical pulse is complete and the voltage level drops back down to 0v, the time value that was calculated is then passed into the "pulse_val" variable shown above. The third argument is optional, but determines how long (in microseconds) the Arduino will wait on that pin to receive a pulse before it continues to the rest of the loop - if omitted, the default "timeout" value is 1 second (100000uS).</text:p>
      <text:p text:style-name="Text_20_body"><text:s text:c="2"/>So now we know how to read the individual pulses that come out of the infrared detector, but those values are intended to be converted into binary or boolean data (1's or 0's) – where 1 corresponds to a HIGH signal and 0 corresponds to a LOW signal. For this we must write a simple function to convert the timed values into boolean values.</text:p>
      <text:h text:style-name="Heading_20_2" text:outline-level="2">Booleanize</text:h>
      <text:p text:style-name="Text_20_body"><text:s text:c="2"/>The IR receiver module will convert infrared light received into a pulse of electricity that is either 500mS <text:s/>in duration or 1100mS (give or take a few microseconds), depending on the intended bit. So I decided to use 750uS as the threshold value that is roughly between 500uS and 1100uS – any pulse duration below the threshold value will be converted to a “0” and any pulse above the threshold will be converted to a “1”. Since a binary bit value type is called a "boolean", I named the function to convert these values "booleanize", see code example 1.2:</text:p>
      <text:p text:style-name="Text_20_body"/>
      <text:p text:style-name="Text_20_body"><text:span text:style-name="Citation"><text:span text:style-name="T1">Code example 1.2 – converting pulse time values into boolean values (0 or 1)</text:span></text:span></text:p>
      <text:p text:style-name="Text_20_body"><text:span text:style-name="Teletype"><text:span text:style-name="T2"><text:s text:c="4"/>void booleanize(){</text:span></text:span></text:p>
      <text:p text:style-name="Text_20_body"><text:span text:style-name="Teletype"><text:span text:style-name="T2"><text:s text:c="6"/>if (pulse_val &gt; 750){</text:span></text:span></text:p>
      <text:p text:style-name="Text_20_body"><text:span text:style-name="Teletype"><text:span text:style-name="T2"><text:s text:c="8"/>pulse_val = 1;</text:span></text:span></text:p>
      <text:p text:style-name="Text_20_body"><text:span text:style-name="Teletype"><text:span text:style-name="T2"><text:s text:c="6"/>}</text:span></text:span></text:p>
      <text:p text:style-name="Text_20_body"><text:span text:style-name="Teletype"><text:span text:style-name="T2"><text:s text:c="6"/>else {</text:span></text:span></text:p>
      <text:p text:style-name="Text_20_body"><text:span text:style-name="Teletype"><text:span text:style-name="T2"><text:s text:c="8"/>pulse_val = 0;</text:span></text:span></text:p>
      <text:p text:style-name="Text_20_body"><text:span text:style-name="Teletype"><text:span text:style-name="T2"><text:s text:c="6"/>}</text:span></text:span></text:p>
      <text:p text:style-name="Text_20_body"><text:span text:style-name="Teletype"><text:span text:style-name="T2"><text:s text:c="4"/>}</text:span></text:span></text:p>
      <text:p text:style-name="Text_20_body"><text:span text:style-name="Teletype"><text:span text:style-name="T2"/></text:span></text:p>
      <text:p text:style-name="Text_20_body"><text:s text:c="2"/>Well then... that was easy, right? We know that a boolean value can only be either 1 or 0, and we knew that the observed pulse length was either 500mS or 1100mS, so I just picked a value near the middle (750mS) to see if the pulse_val was above or below that and then assigned a 1 or 0 to the value accordingly. Congratulations, you've just been booleanized.</text:p>
      <text:p text:style-name="Text_20_body"><text:s text:c="2"/>Now that we have a clean data bit from each pulse, we need to add the booleanized pulses from each signal into one variable that can be analyzed – enter the String object.</text:p>
      <text:h text:style-name="Heading_20_2" text:outline-level="2">Arduino String object</text:h>
      <text:p text:style-name="Text_20_body"><text:s text:c="2"/>Typically when using the Arduino, you will see the integer data type (ie. int x = 3;) used to initiate <text:soft-page-break/>variables for pin assignment, holding non-floating point numbers, or even variable names. We also discussed boolean variables that contain a binary piece of data which can only be either True or False (1 or 0 respectively). The easiest way to create a piece of data that contains the code we need from the IR remote is to create what is called a “String” object that can contain multiple characters in a row, and have more added to the end as needed. A simple string can be created by declaring the String variable type (note the capital S in String), assigning a name to the variable, then assigning a value by placing any characters between quotation marks like so:</text:p>
      <text:p text:style-name="Text_20_body"/>
      <text:p text:style-name="Text_20_body"><text:tab/><text:span text:style-name="Teletype"><text:span text:style-name="T2">String test_string = “Hello”</text:span></text:span></text:p>
      <text:p text:style-name="Text_20_body"><text:span text:style-name="Teletype"><text:span text:style-name="T2"/></text:span></text:p>
      <text:p text:style-name="Text_20_body"><text:s text:c="2"/>Notice that this string contains characters like “H” and “e”. You can also place digits in a string, though they will not be interpreted as integers that can be added/subtracted/etc.., they will only be recognized as the character representation of a digit, such as the string “<text:span text:style-name="Citation"><text:span text:style-name="T21">// create a variable called pulse_pin attached to pin D6 on Arduino</text:span></text:span>3”. <text:s/>Where the digits 3 + 8 would equal 11, the strings “3” + “8” would equal “38”. We will discuss more about adding strings, but first let us discuss the positioning of characters in a string.</text:p>
      <text:h text:style-name="Heading_20_3" text:outline-level="3">String Index</text:h>
      <text:p text:style-name="Text_20_body"><text:s text:c="2"/>Each character in the string is indexed by its position, which because of a programming technique called zero-based numbering or zero-indexing, the very first character in the string holds an index of 0 rather than 1, as you might normally think. This means that in the string “Hello”, the character at index 0 would be “H” and the last character in the string “o” would hold an index of 4. Keep this in mind as we will be accessing parts of the string by their array indexes, and this can be a source of confusion. The string index also allows us to look up the value of a given index, once we have a string. This is how we will check the strings to see if they contain the codes we are looking for. Furthermore, we can even check multiple index values at the same time using an Arduino String method called substring.</text:p>
      <text:h text:style-name="Heading_20_3" text:outline-level="3">Substring matching</text:h>
      <text:p text:style-name="Text_20_body"><text:s text:c="2"/>The Arduino language has a method called “substring()” that we can use on String objects that will allow us to check a specific index (or range of indexes) to see if they match another string. We will use this feature after recording the values from the IR remote output and storing them in the Arduino code – then when we are using our robot, we can compare the currently received code from the IR remote against the ones we recorded to determine the desired function from our robot.</text:p>
      <text:p text:style-name="Text_20_body"><text:s text:c="2"/>What? Well, let me put it this way. If you have a sample string with 4 characters “0001”, and we wanted to check and see if the character at index position 3 (the one at the end) is equal to “1”, we would use the substring method to make this query, as in example 1.3:</text:p>
      <text:p text:style-name="Text_20_body"><text:span text:style-name="Citation"><text:span text:style-name="T1"/></text:span></text:p>
      <text:p text:style-name="Text_20_body"><text:span text:style-name="Citation"><text:span text:style-name="T1">Code example 1.3 – evaluating a single substring index</text:span></text:span></text:p>
      <text:p text:style-name="Text_20_body"><text:span text:style-name="Teletype"><text:span text:style-name="T2"><text:s text:c="2"/>String tester = “0101”</text:span></text:span></text:p>
      <text:p text:style-name="Text_20_body"><text:span text:style-name="Teletype"><text:span text:style-name="T2"><text:s text:c="2"/>if (tester.substring(3) == "1"){</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
      <text:p text:style-name="Text_20_body"><text:soft-page-break/><text:s text:c="2"/>You would definitely get to do something cool there, because that <text:span text:style-name="T1">if</text:span> statement would pass since the last character (index 3) in the string above named tester is equal to 1. By rearranging the 0's and 1's into different orders, you can see that there are quite a few combinations of unique binary codes that we could interpret. For example, using a 4 digit binary code, we can derive 16 unique values (not listed in any particular order):</text:p>
      <text:p text:style-name="Text_20_body"><text:span text:style-name="Teletype"><text:span text:style-name="T2">0000, 0001, 0010, 0011, 0111, 0110, 0101, 0100, 1000, 1001, 1010, 1011, 1100, 1101, 1110, 1111.</text:span></text:span></text:p>
      <text:p text:style-name="Text_20_body"><text:s text:c="2"/>This means that we can use a single 4-character binary string to represent 16 different functions on our robot... now keep in mind that the string we will be building contains closer to 20 characters. That's over 1,000,000 combinations of individual codes (2^20) - luckily there are only a handful of functions that we will use for our robot, so we don't need to decode all 1 million of the possible codes. </text:p>
      <text:p text:style-name="Text_20_body"><text:s text:c="2"/>Similar to the example above, we can also match a range of index values to check against another string, by passing two numbers into the substring() command, as shown in example 1.4:</text:p>
      <text:p text:style-name="Text_20_body"><text:span text:style-name="Citation"><text:span text:style-name="T3"/></text:span></text:p>
      <text:p text:style-name="Text_20_body"><text:span text:style-name="Citation"><text:span text:style-name="T16">Code example 1.4 – evaluating a range of range of substring indexes</text:span></text:span></text:p>
      <text:p text:style-name="Text_20_body"><text:span text:style-name="Teletype"><text:span text:style-name="T2"><text:s text:c="2"/>String tester = “0101”</text:span></text:span></text:p>
      <text:p text:style-name="Text_20_body"><text:span text:style-name="Teletype"><text:span text:style-name="T2"><text:s text:c="2"/>if (tester.substring(0,3) == "010"){</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text:span text:style-name="Teletype"><text:span text:style-name="T10"/></text:span></text:p>
      <text:p text:style-name="Text_20_body"><text:span text:style-name="Teletype"><text:span text:style-name="T10"><text:s text:c="2"/>The above substring evaluation would also return true because the index values from index position 0 up to (but not including) position 3 are equal to “010”. It is slightly confusing that the second number entered into the substring() method is not the index of the last value that will be evaluated, but the index position after. Keep this in mind when using this method. </text:span></text:span></text:p>
      <text:p text:style-name="Text_20_body"><text:span text:style-name="T10"><text:s text:c="2"/>So the next question then is how to get each of the boolean valu</text:span>es obtained by the Arduino into the string object that we create? By using a thing called string concatenation, which simply means adding each new value to the end of the existing string... let's talk more about that.</text:p>
      <text:h text:style-name="Heading_20_3" text:outline-level="3">String Concatenation</text:h>
      <text:p text:style-name="Text_20_body"><text:s text:c="2"/>One interesting feature about strings (that we will use) is that you can append or concatenate one string onto the end of another, without disrupting the position of the original characters, as shown in example 1.5:</text:p>
      <text:p text:style-name="Text_20_body"/>
      <text:p text:style-name="Text_20_body"><text:span text:style-name="Citation"><text:span text:style-name="T1">Code example 1.5 – concatenating (combining) two strings together</text:span></text:span></text:p>
      <text:p text:style-name="Text_20_body"><text:span text:style-name="Teletype"><text:span text:style-name="T2"><text:s text:c="2"/>String stringOne = “Hello ”;</text:span></text:span></text:p>
      <text:p text:style-name="Text_20_body"><text:span text:style-name="Teletype"><text:span text:style-name="T2"><text:s text:c="2"/>String stringTwo = “World”;</text:span></text:span></text:p>
      <text:p text:style-name="Text_20_body"><text:span text:style-name="Teletype"><text:span text:style-name="T2"><text:s text:c="2"/>String stringThree = stringOne + stringTwo;</text:span></text:span></text:p>
      <text:p text:style-name="Text_20_body"><text:span text:style-name="Teletype"><text:span text:style-name="T2"><text:s text:c="2"/>stringThree =&gt; “Hello World”</text:span></text:span></text:p>
      <text:p text:style-name="Text_20_body"/>
      <text:p text:style-name="Text_20_body"><text:s text:c="2"/>Notice how we declared 3 separate string objects, the third one being the sum of the first two. We can simply add stringOne and stringTwo together, which appended the content of stringTwo to the end of stringOne. The final line is what the resulting stringThree would return.</text:p>
      <text:p text:style-name="Text_20_body"><text:s text:c="2"/>We will similarly use string concatenation to keep adding each boolean value that we decode from the <text:soft-page-break/>IR detector, and arrange them in the order that they were received. This way we can observe a consistent binary string which will vary depend on what function is being called from the remote.</text:p>
      <text:p text:style-name="Text_20_body"><text:s text:c="2"/>In our code, it will look slightly different because we will programatically be adding the new values being read into the existing string, instead of doing it manually as in the example above. Now if we add the “booleanize()” and “pulseIn()” functions that we discussed earlier in the chapter, along with a string concatenation loop to add all the values into the string, we can start to see how the string is formed in example 1.6:</text:p>
      <text:p text:style-name="Text_20_body"/>
      <text:p text:style-name="Text_20_body"><text:span text:style-name="Citation"><text:span text:style-name="T1">Code example 1.6 – Reading IR signals from a remote on your Arduino</text:span></text:span></text:p>
      <text:p text:style-name="Text_20_body"><text:span text:style-name="Teletype"><text:span text:style-name="T5">// Basic Infrared receiver test - Upload code to Arduino</text:span></text:span></text:p>
      <text:p text:style-name="Text_20_body"><text:span text:style-name="Teletype"><text:span text:style-name="T5">// Connect IR detector/receiver module Radio Shack (#276-640) to pin D12 (also power/gnd pins)</text:span></text:span></text:p>
      <text:p text:style-name="Text_20_body"><text:span text:style-name="Teletype"><text:span text:style-name="T5">// Open Serial Monitor on Arduino IDE, set speed to 9600 baud</text:span></text:span></text:p>
      <text:p text:style-name="Text_20_body"><text:span text:style-name="Teletype"><text:span text:style-name="T5">// Point Infrared remote (TV/VCR/DVD/IR Helicopter, etc..) and push a button</text:span></text:span></text:p>
      <text:p text:style-name="Text_20_body"><text:span text:style-name="Teletype"><text:span text:style-name="T5">// See values on monitor - should look somthing like "00000010101000000010" +/- a few digits</text:span></text:span></text:p>
      <text:p text:style-name="Text_20_body"><text:span text:style-name="Teletype"><text:span text:style-name="T2"/></text:span></text:p>
      <text:p text:style-name="Text_20_body"><text:span text:style-name="Teletype"><text:span text:style-name="T2">int pulse_pin = 12; </text:span></text:span><text:span text:style-name="Teletype"><text:span text:style-name="T5">// connect IR receiver to this pin- I used pin D12, but any pin will work.</text:span></text:span></text:p>
      <text:p text:style-name="Text_20_body"><text:span text:style-name="Teletype"><text:span text:style-name="T2">int pulse_val = 0; </text:span></text:span><text:span text:style-name="Teletype"><text:span text:style-name="T5">// create a variable to store the pulse values from the IR detector</text:span></text:span></text:p>
      <text:p text:style-name="Text_20_body"><text:span text:style-name="Teletype"><text:span text:style-name="T2">boolean reading = false; </text:span></text:span><text:span text:style-name="Teletype"><text:span text:style-name="T5">// a boolean variable to check if the IR sensor is still receiving a string</text:span></text:span></text:p>
      <text:p text:style-name="Text_20_body"><text:span text:style-name="Teletype"><text:span text:style-name="T2">String IRstring = ""; </text:span></text:span><text:span text:style-name="Teletype"><text:span text:style-name="T5">// initiate an empty String object to hold all of the booleanized pulse values</text:span></text:span></text:p>
      <text:p text:style-name="Text_20_body"><text:span text:style-name="Teletype"><text:span text:style-name="T2"/></text:span></text:p>
      <text:p text:style-name="Text_20_body"><text:span text:style-name="Teletype"><text:span text:style-name="T2">void setup() { <text:s text:c="2"/></text:span></text:span></text:p>
      <text:p text:style-name="Text_20_body"><text:span text:style-name="Teletype"><text:span text:style-name="T2"><text:s text:c="2"/>Serial.begin(9600); </text:span></text:span><text:span text:style-name="Teletype"><text:span text:style-name="T5">// start serial monitor at 9600 bits per second</text:span></text:span></text:p>
      <text:p text:style-name="Text_20_body"><text:span text:style-name="Teletype"><text:span text:style-name="T2"><text:s text:c="2"/>pinMode(pulse_pin, INPUT); </text:span></text:span><text:span text:style-name="Teletype"><text:span text:style-name="T5">// input pulse signal from infrared remote</text:span></text:span></text:p>
      <text:p text:style-name="Text_20_body"><text:span text:style-name="Teletype"><text:span text:style-name="T2">}</text:span></text:span></text:p>
      <text:p text:style-name="Text_20_body"><text:span text:style-name="Teletype"><text:span text:style-name="T2">void loop() {</text:span></text:span></text:p>
      <text:p text:style-name="Text_20_body"><text:span text:style-name="Teletype"><text:span text:style-name="T2"><text:s text:c="3"/>pulse_val = pulseIn(pulse_pin, HIGH, 10000); </text:span></text:span><text:span text:style-name="Teletype"><text:span text:style-name="T5">// get a pulse reading from the IR sensor</text:span></text:span></text:p>
      <text:p text:style-name="Text_20_body"><text:span text:style-name="Teletype"><text:span text:style-name="T2"><text:s text:c="2"/></text:span></text:span><text:span text:style-name="Teletype"><text:span text:style-name="T5">// now check to see if it is any pulse was read from the sensor</text:span></text:span></text:p>
      <text:p text:style-name="Text_20_body"><text:span text:style-name="Teletype"><text:span text:style-name="T2"><text:s text:c="2"/>if (pulse_val &gt; 0){</text:span></text:span></text:p>
      <text:p text:style-name="Text_20_body"><text:span text:style-name="Teletype"><text:span text:style-name="T2"><text:s text:c="4"/>reading = true; </text:span></text:span><text:span text:style-name="Teletype"><text:span text:style-name="T5">// assert that we are reading a signal</text:span></text:span></text:p>
      <text:p text:style-name="Text_20_body"><text:span text:style-name="Teletype"><text:span text:style-name="T2"><text:s text:c="4"/>if (pulse_val &gt; 750){pulse_val = 1;} </text:span></text:span><text:span text:style-name="Teletype"><text:span text:style-name="T5">// booleanize to 1 if above 750uS (closer to 1100uS)</text:span></text:span></text:p>
      <text:p text:style-name="Text_20_body"><text:span text:style-name="Teletype"><text:span text:style-name="T2"><text:s text:c="4"/>else {pulse_val = 0;} </text:span></text:span><text:span text:style-name="Teletype"><text:span text:style-name="T5">// booleanize to 0 if below 750uS (closer to 500uS)</text:span></text:span></text:p>
      <text:p text:style-name="Text_20_body"><text:span text:style-name="Teletype"><text:span text:style-name="T2"><text:s text:c="4"/>IRstring = IRstring + pulse_val; </text:span></text:span><text:span text:style-name="Teletype"><text:span text:style-name="T5">// append each new value to the string data object</text:span></text:span></text:p>
      <text:p text:style-name="Text_20_body"><text:span text:style-name="Teletype"><text:span text:style-name="T2"><text:s text:c="2"/>}</text:span></text:span></text:p>
      <text:p text:style-name="Text_20_body"><text:span text:style-name="Teletype"><text:span text:style-name="T2"><text:s text:c="2"/>else {</text:span></text:span></text:p>
      <text:p text:style-name="Text_20_body"><text:span text:style-name="Teletype"><text:span text:style-name="T2"><text:s text:c="4"/></text:span></text:span><text:span text:style-name="Teletype"><text:span text:style-name="T5">// if this is the first 0 reading after a string, finish that string and print the value</text:span></text:span></text:p>
      <text:p text:style-name="Text_20_body"><text:span text:style-name="Teletype"><text:span text:style-name="T2"><text:s text:c="4"/>if (reading == true){</text:span></text:span></text:p>
      <text:p text:style-name="Text_20_body"><text:span text:style-name="Teletype"><text:span text:style-name="T2"><text:s text:c="6"/>Serial.println(IRstring); </text:span></text:span><text:span text:style-name="Teletype"><text:span text:style-name="T5">// Print the full String</text:span></text:span></text:p>
      <text:p text:style-name="Text_20_body"><text:span text:style-name="Teletype"><text:span text:style-name="T2"><text:s text:c="6"/>IRstring = ""; <text:s/></text:span></text:span><text:span text:style-name="Teletype"><text:span text:style-name="T5">// reset the string object to be empty "", so we can read the next one</text:span></text:span></text:p>
      <text:p text:style-name="Text_20_body"><text:span text:style-name="Teletype"><text:span text:style-name="T2"><text:s text:c="4"/>}</text:span></text:span></text:p>
      <text:p text:style-name="Text_20_body"><text:span text:style-name="Teletype"><text:span text:style-name="T2"><text:s text:c="4"/>reading = false; </text:span></text:span><text:span text:style-name="Teletype"><text:span text:style-name="T5">// no longer reading a pulse, set reading boolean to false and wait for a pulse</text:span></text:span></text:p>
      <text:p text:style-name="Text_20_body"><text:span text:style-name="Teletype"><text:span text:style-name="T2"><text:s text:c="2"/>}</text:span></text:span></text:p>
      <text:p text:style-name="Text_20_body"><text:span text:style-name="Teletype"><text:span text:style-name="T2">}</text:span></text:span></text:p>
      <text:p text:style-name="Text_20_body"/>
      <text:p text:style-name="Text_20_body"><text:soft-page-break/>If everything is working correctly, you should be pushing buttons on your remote and seeing strings of data on your Serial monitor similar to the image below:</text:p>
      <text:p text:style-name="P5">insert image – infrared_serial_monitor_test.png</text:p>
      <text:p text:style-name="Text_20_body"/>
      <text:p text:style-name="Text_20_body"><text:s text:c="2"/>Great, so now you are getting string after string after string and you are probably wondering what you are going to do with all of these strings. Turns out, we are going to pick a few and decode them. </text:p>
      <text:h text:style-name="Heading_20_2" text:outline-level="2"><text:s/>Decoding Infrared Signals from Your Remote</text:h>
      <text:p text:style-name="Text_20_body"><text:s text:c="2"/>Since each string is essentially a “code” and we only need a few of those to make a basic robot go forward, reverse, left, and right. Pick 4 buttons on your remote to decode and let's start with those. To decode a signal, we just pick a button on the remote (ie. Volume Up) and push it several times to make sure the strings that you read on your Serial monitor are consistent (meaning it looks the same each time), then write it down. If you get a stray value here and there, don't worry – you will learn that infrared control is not the most reliable form of data transmission, but it will be perfect for our project. Then repeat this process for the rest of the buttons you plan on decoding, making sure to record the button you pushed to get the code you recorded. </text:p>
      <text:p text:style-name="Text_20_body"><text:s text:c="2"/>You should end up with a set of strings corresponding to the functions you would like on your robot. <text:s/>In chart example 1.7 there are four signals from my infrared remote, each with 20 boolean values in a row. S1-S4 on the left side of the chart show the 4 different signals used, while the top row of numbers show the index number of each bit in the string:</text:p>
      <text:p text:style-name="Text_20_body"/>
      <text:p text:style-name="Text_20_body"><text:span text:style-name="Citation"><text:span text:style-name="T1">Chart example 1.7 – Plotting the values from each string onto a chart with the index values above.</text:span></text:span></text:p>
      <table:table table:name="Table1" table:style-name="Table1">
        <table:table-column table:style-name="Table1.A" table:number-columns-repeated="21"/>
        <table:table-column table:style-name="Table1.V"/>
        <table:table-row>
          <table:table-cell table:style-name="Table1.A1" table:number-columns-spanned="22" office:value-type="string">
            <text:p text:style-name="P1">Infrared Remote Signal Decode Ch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A2" office:value-type="string">
            <text:p text:style-name="Table_20_Contents">15</text:p>
          </table:table-cell>
          <table:table-cell table:style-name="Table1.A2" office:value-type="string">
            <text:p text:style-name="Table_20_Contents">16</text:p>
          </table:table-cell>
          <table:table-cell table:style-name="Table1.A2" office:value-type="string">
            <text:p text:style-name="Table_20_Contents">17</text:p>
          </table:table-cell>
          <table:table-cell table:style-name="Table1.A2" office:value-type="string">
            <text:p text:style-name="Table_20_Contents">18</text:p>
          </table:table-cell>
          <table:table-cell table:style-name="Table1.A2" office:value-type="string">
            <text:p text:style-name="Table_20_Contents">19</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row>
          <table:table-cell table:style-name="Table1.A2" office:value-type="string">
            <text:p text:style-name="Table_20_Contents">S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2</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3</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4</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
      <text:p text:style-name="Text_20_body"/>
      <text:p text:style-name="Text_20_body"><text:s text:c="2"/>As you can see from the chart, the only bits that changed between each button press were in index positions 8, 9, and 10, where each set of bits is different between the four codes received. The key to decoding a signal is being able to ignore the similarities between each code and pick out what makes them different – the differences are what we will test for in our code. That being said, you can see that I changed the color of all numbers on the chart that were not unique and made the unique values bold.</text:p>
      <text:p text:style-name="Text_20_body"><text:s text:c="2"/>The signals in the chart above could be simplified and defined in your Arduino code as shown below. Each time you read a new signal from the IR remote, you can check the substring(8,11) to see if is equal to any of the the signals that you have recorded, if so you can then carry out a specific action. </text:p>
      <text:p text:style-name="Text_20_body">Signal_1 = “000”</text:p>
      <text:p text:style-name="Text_20_body"><text:soft-page-break/>Signal_2 = “010”</text:p>
      <text:p text:style-name="Text_20_body">Signal_3 = “011”</text:p>
      <text:p text:style-name="Text_20_body">Signal_4 = “100”</text:p>
      <text:p text:style-name="Text_20_body"/>
      <text:p text:style-name="Text_20_body"><text:s text:c="2"/>At this point, it should be fairly easy to see how you could use the codes from each button to take control of your robot. Using a few “if/else” statements, we can quickly throw together a test to separate each code into a different robot action.</text:p>
      <text:p text:style-name="Text_20_body"/>
      <text:p text:style-name="Text_20_body"><text:span text:style-name="Citation"><text:span text:style-name="T1">Code example 1.8 – Comparing decoded substrings with a test string</text:span></text:span></text:p>
      <text:p text:style-name="Text_20_body"><text:span text:style-name="Citation"><text:span text:style-name="T1"/></text:span></text:p>
      <text:p text:style-name="Text_20_body"><text:span text:style-name="Teletype"><text:span text:style-name="T2"><text:s text:c="2"/>String IRstring = "</text:span></text:span><text:span text:style-name="Teletype"><text:span text:style-name="T6">00000010</text:span></text:span><text:span text:style-name="Teletype"><text:span text:style-name="T8">01</text:span></text:span><text:span text:style-name="Teletype"><text:span text:style-name="T7">0</text:span></text:span><text:span text:style-name="Teletype"><text:span text:style-name="T6">000000000</text:span></text:span><text:span text:style-name="Teletype"><text:span text:style-name="T2">"; </text:span></text:span><text:span text:style-name="Teletype"><text:span text:style-name="T5">// index positions 8, 9, and 10 are underlined</text:span></text:span></text:p>
      <text:p text:style-name="Text_20_body"><text:span text:style-name="Teletype"><text:span text:style-name="T2"/></text:span></text:p>
      <text:p text:style-name="Text_20_body"><text:span text:style-name="Teletype"><text:span text:style-name="T2"><text:s text:c="2"/>if (IRstring.substring(8,11) == "000"){</text:span></text:span></text:p>
      <text:p text:style-name="Text_20_body"><text:span text:style-name="Teletype"><text:span text:style-name="T2"><text:s text:c="4"/>// Go Forward!</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010"){</text:span></text:span></text:p>
      <text:p text:style-name="Text_20_body"><text:span text:style-name="Teletype"><text:span text:style-name="T2"><text:s text:c="4"/>// Go Reverse!</text:span></text:span></text:p>
      <text:p text:style-name="Text_20_body"><text:span text:style-name="Teletype"><text:span text:style-name="T2"><text:s text:c="4"/></text:span></text:span><text:span text:style-name="Teletype"><text:span text:style-name="T4">// This statement is TRUE</text:span></text:span></text:p>
      <text:p text:style-name="Text_20_body"><text:span text:style-name="Teletype"><text:span text:style-name="T2"><text:s text:c="2"/>}</text:span></text:span></text:p>
      <text:p text:style-name="Text_20_body"><text:span text:style-name="Teletype"><text:span text:style-name="T2"><text:s text:c="2"/>else if (IRstring.substring(8,11) == "011"){</text:span></text:span></text:p>
      <text:p text:style-name="Text_20_body"><text:span text:style-name="Teletype"><text:span text:style-name="T2"><text:s text:c="4"/>// Go Left! </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100"){</text:span></text:span></text:p>
      <text:p text:style-name="Text_20_body"><text:span text:style-name="Teletype"><text:span text:style-name="T2"><text:s text:c="4"/>// Go Right!</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pan></text:p>
      <text:p text:style-name="Text_20_body"><text:span text:style-name="Teletype"><text:span text:style-name="T11"><text:s text:c="2"/>Now you should be able to decode as many other buttons as you like, keeping in mind that if you introduce other buttons, you will need to compare them against your original codes to confirm that no conflicts were introduced with the indexes that you are testing against. It is possible that if you add more codes to your chart, you may notice another index that was not previously an active bit.</text:span></text:span></text:p>
      <text:p text:style-name="Text_20_body"><text:span text:style-name="Teletype"><text:span text:style-name="T11"><text:s text:c="2"/></text:span></text:span></text:p>
      <text:h text:style-name="Heading_20_2" text:outline-level="2"><text:span text:style-name="Teletype"><text:span text:style-name="T17">Infrared Helicopter Remote</text:span></text:span></text:h>
      <text:p text:style-name="Text_20_body"><text:span text:style-name="Teletype"><text:span text:style-name="T11"/></text:span></text:p>
      <text:p text:style-name="Text_20_body"><text:span text:style-name="Teletype"><text:span text:style-name="T11"><text:s text:c="2"/>Using a TV remote is neat when you are testing, but ultimately it is nice to have real-time control of your robot. A TV remote will only send out signals when you press a button, causing the robot to have jerky movements and be difficult to control. Some infrared remote controls (specifically toy Infrared helicopter remotes) send out a constant stream of pulse signals that will keep our robot moving, these </text:span></text:span><text:soft-page-break/><text:span text:style-name="Teletype"><text:span text:style-name="T11">are much easier to use and can be used without harming your toy helicopter. If you don't have a toy helicopter, you might still be able to find one from a friend with a broken helicopter or from the thrift-</text:span></text:span><text:span text:style-name="Teletype"><text:span text:style-name="T11">store for a few dollars. If you cannot locate one, you can still use the standard TV remote method to control your robot.</text:span></text:span></text:p>
      <text:h text:style-name="Heading_20_3" text:outline-level="3"><text:span text:style-name="Teletype"><text:span text:style-name="T17">Decoding Speed</text:span></text:span></text:h>
      <text:p text:style-name="Text_20_body"><text:span text:style-name="Teletype"><text:span text:style-name="T11"><text:s text:c="2"/>The first step to decoding these signals is to upload the code and open your Serial monitor. Now turn on your IR remote and move the throttle stick – this should prompt some signals to be read by your Arduin0o and appear on your serial monitor window. The first thing I would do is count the number of digits1 that consistently appear in each string (I observed 20 digits per string). Here is a table of the valu0es I observed – the top row is the index of each string character and the S1 – S14 represents the 14 diff1erent speed signals I recorded:</text:span></text:span></text:p>
      <text:p text:style-name="Text_20_body"><text:span text:style-name="Teletype"><text:span text:style-name="T11"/></text:span></text:p>
      <text:p text:style-name="Text_20_body"><text:span text:style-name="Teletype"><text:span text:style-name="T11">Table x.x – chart of the speed values I recorded from my IR helicopter remote</text:span></text:span></text:p>
      <table:table table:name="Table2" table:style-name="Table2">
        <table:table-column table:style-name="Table2.A"/>
        <table:table-column table:style-name="Table2.B"/>
        <table:table-column table:style-name="Table2.C" table:number-columns-repeated="2"/>
        <table:table-column table:style-name="Table2.B"/>
        <table:table-column table:style-name="Table2.F"/>
        <table:table-column table:style-name="Table2.C" table:number-columns-repeated="2"/>
        <table:table-column table:style-name="Table2.B" table:number-columns-repeated="2"/>
        <table:table-column table:style-name="Table2.C"/>
        <table:table-column table:style-name="Table2.B"/>
        <table:table-column table:style-name="Table2.F"/>
        <table:table-column table:style-name="Table2.C"/>
        <table:table-column table:style-name="Table2.B" table:number-columns-repeated="3"/>
        <table:table-column table:style-name="Table2.C"/>
        <table:table-column table:style-name="Table2.B"/>
        <table:table-column table:style-name="Table2.T" table:number-columns-repeated="2"/>
        <table:table-row>
          <table:table-cell table:style-name="Table2.A1" office:value-type="string">
            <text:p text:style-name="Table_20_Contents"/>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5</text:p>
          </table:table-cell>
          <table:table-cell table:style-name="Table2.A1" office:value-type="string">
            <text:p text:style-name="Table_20_Contents">6</text:p>
          </table:table-cell>
          <table:table-cell table:style-name="Table2.A1" office:value-type="string">
            <text:p text:style-name="Table_20_Contents">7</text:p>
          </table:table-cell>
          <table:table-cell table:style-name="Table2.A1" office:value-type="string">
            <text:p text:style-name="Table_20_Contents">8</text:p>
          </table:table-cell>
          <table:table-cell table:style-name="Table2.A1" office:value-type="string">
            <text:p text:style-name="Table_20_Contents">9</text:p>
          </table:table-cell>
          <table:table-cell table:style-name="Table2.A1" office:value-type="string">
            <text:p text:style-name="Table_20_Contents">10</text:p>
          </table:table-cell>
          <table:table-cell table:style-name="Table2.A1" office:value-type="string">
            <text:p text:style-name="Table_20_Contents">11</text:p>
          </table:table-cell>
          <table:table-cell table:style-name="Table2.A1" office:value-type="string">
            <text:p text:style-name="Table_20_Contents">12</text:p>
          </table:table-cell>
          <table:table-cell table:style-name="Table2.A1" office:value-type="string">
            <text:p text:style-name="Table_20_Contents">13</text:p>
          </table:table-cell>
          <table:table-cell table:style-name="Table2.A1" office:value-type="string">
            <text:p text:style-name="Table_20_Contents">14</text:p>
          </table:table-cell>
          <table:table-cell table:style-name="Table2.A1" office:value-type="string">
            <text:p text:style-name="Table_20_Contents">15</text:p>
          </table:table-cell>
          <table:table-cell table:style-name="Table2.A1" office:value-type="string">
            <text:p text:style-name="Table_20_Contents">16</text:p>
          </table:table-cell>
          <table:table-cell table:style-name="Table2.A1" office:value-type="string">
            <text:p text:style-name="Table_20_Contents">17</text:p>
          </table:table-cell>
          <table:table-cell table:style-name="Table2.A1" office:value-type="string">
            <text:p text:style-name="Table_20_Contents">18</text:p>
          </table:table-cell>
          <table:table-cell table:style-name="Table2.U1" office:value-type="string">
            <text:p text:style-name="Table_20_Contents">19</text:p>
          </table:table-cell>
        </table:table-row>
        <table:table-row>
          <table:table-cell table:style-name="Table2.A2" office:value-type="string">
            <text:p text:style-name="Table_20_Contents">s1</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2" office:value-type="string">
            <text:p text:style-name="P4">0</text:p>
          </table:table-cell>
        </table:table-row>
        <table:table-row>
          <table:table-cell table:style-name="Table2.A2" office:value-type="string">
            <text:p text:style-name="Table_20_Contents">s2</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3" office:value-type="string">
            <text:p text:style-name="P4">0</text:p>
          </table:table-cell>
        </table:table-row>
        <table:table-row>
          <table:table-cell table:style-name="Table2.A2" office:value-type="string">
            <text:p text:style-name="Table_20_Contents">s3</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4" office:value-type="string">
            <text:p text:style-name="P4">0</text:p>
          </table:table-cell>
        </table:table-row>
        <table:table-row>
          <table:table-cell table:style-name="Table2.A2" office:value-type="string">
            <text:p text:style-name="Table_20_Contents">s4</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5" office:value-type="string">
            <text:p text:style-name="P4">0</text:p>
          </table:table-cell>
        </table:table-row>
        <table:table-row>
          <table:table-cell table:style-name="Table2.A2" office:value-type="string">
            <text:p text:style-name="Table_20_Contents">s5</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6" office:value-type="string">
            <text:p text:style-name="P4">0</text:p>
          </table:table-cell>
        </table:table-row>
        <table:table-row>
          <table:table-cell table:style-name="Table2.A2" office:value-type="string">
            <text:p text:style-name="Table_20_Contents">s6</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7" office:value-type="string">
            <text:p text:style-name="P4">0</text:p>
          </table:table-cell>
        </table:table-row>
        <table:table-row>
          <table:table-cell table:style-name="Table2.A2" office:value-type="string">
            <text:p text:style-name="Table_20_Contents">s7</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8" office:value-type="string">
            <text:p text:style-name="P4">0</text:p>
          </table:table-cell>
        </table:table-row>
        <table:table-row>
          <table:table-cell table:style-name="Table2.A2" office:value-type="string">
            <text:p text:style-name="Table_20_Contents">s8</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9" office:value-type="string">
            <text:p text:style-name="P4">0</text:p>
          </table:table-cell>
        </table:table-row>
        <table:table-row>
          <table:table-cell table:style-name="Table2.A2" office:value-type="string">
            <text:p text:style-name="Table_20_Contents">s9</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10" office:value-type="string">
            <text:p text:style-name="P4">0</text:p>
          </table:table-cell>
        </table:table-row>
        <table:table-row>
          <table:table-cell table:style-name="Table2.A2" office:value-type="string">
            <text:p text:style-name="Table_20_Contents">s1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11" office:value-type="string">
            <text:p text:style-name="P4">0</text:p>
          </table:table-cell>
        </table:table-row>
        <table:table-row>
          <table:table-cell table:style-name="Table2.A2" office:value-type="string">
            <text:p text:style-name="Table_20_Contents">s1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12" office:value-type="string">
            <text:p text:style-name="P4">0</text:p>
          </table:table-cell>
        </table:table-row>
        <table:table-row>
          <table:table-cell table:style-name="Table2.A2" office:value-type="string">
            <text:p text:style-name="Table_20_Contents">s12</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13" office:value-type="string">
            <text:p text:style-name="P4">0</text:p>
          </table:table-cell>
        </table:table-row>
        <table:table-row>
          <table:table-cell table:style-name="Table2.A2" office:value-type="string">
            <text:p text:style-name="Table_20_Contents">s13</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14" office:value-type="string">
            <text:p text:style-name="P4">0</text:p>
          </table:table-cell>
        </table:table-row>
        <table:table-row>
          <table:table-cell table:style-name="Table2.A2" office:value-type="string">
            <text:p text:style-name="Table_20_Contents">s14</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15" office:value-type="string">
            <text:p text:style-name="P4">0</text:p>
          </table:table-cell>
        </table:table-row>
      </table:table>
      <text:p text:style-name="Text_20_body"><text:span text:style-name="Teletype"><text:span text:style-name="T17"/></text:span></text:p>
      <text:p text:style-name="Text_20_body"><text:span text:style-name="Teletype"><text:span text:style-name="T11"><text:s text:c="2"/>Next, you should check to see what digits change when you move your throttle stick. I noticed that the digits in index positions 7, 8, 9, and 10 changed as I moved the throttle to 100%. So I opened up a Spreadsheet (Libre Office is open-source) and recorded each unique value as I moved the throttle control. When I was finished recording, I recognized 14 different speed steps that had unique codes, so I recorded these 4 digit values as variables in my Arduino sketch (speed1 </text:span></text:span><text:span text:style-name="Teletype"><text:span text:style-name="T13">through</text:span></text:span><text:span text:style-name="Teletype"><text:span text:style-name="T11"> speed14). If you record different values, you can change the variables that I made to match your own values. You shouldn't have to change any functions in the code, just the String variables at the top of the sketch:</text:span></text:span></text:p>
      <text:p text:style-name="Text_20_body"><text:span text:style-name="Teletype"><text:span text:style-name="T11"/></text:span></text:p>
      <text:p text:style-name="Text_20_body"><text:span text:style-name="Teletype"><text:span text:style-name="T14">String speed1 = "0000";</text:span></text:span></text:p>
      <text:p text:style-name="Text_20_body"><text:soft-page-break/><text:span text:style-name="Teletype"><text:span text:style-name="T14">String speed2 = "0010";</text:span></text:span></text:p>
      <text:p text:style-name="Text_20_body"><text:span text:style-name="Teletype"><text:span text:style-name="T14">String speed3 = "0011";</text:span></text:span></text:p>
      <text:p text:style-name="Text_20_body"><text:span text:style-name="Teletype"><text:span text:style-name="T14">String speed4 = "0100";</text:span></text:span></text:p>
      <text:p text:style-name="Text_20_body"><text:span text:style-name="Teletype"><text:span text:style-name="T14">String speed5 = "0101";</text:span></text:span></text:p>
      <text:p text:style-name="Text_20_body"><text:span text:style-name="Teletype"><text:span text:style-name="T14">String speed6 = "0110";</text:span></text:span></text:p>
      <text:p text:style-name="Text_20_body"><text:span text:style-name="Teletype"><text:span text:style-name="T14">String speed7 = "0111";</text:span></text:span></text:p>
      <text:p text:style-name="Text_20_body"><text:span text:style-name="Teletype"><text:span text:style-name="T14">String speed8 = "1000";</text:span></text:span></text:p>
      <text:p text:style-name="Text_20_body"><text:span text:style-name="Teletype"><text:span text:style-name="T14">String speed9 = "1001";</text:span></text:span></text:p>
      <text:p text:style-name="Text_20_body"><text:span text:style-name="Teletype"><text:span text:style-name="T14">String speed10 = "1010";</text:span></text:span></text:p>
      <text:p text:style-name="Text_20_body"><text:span text:style-name="Teletype"><text:span text:style-name="T14">String speed11 = "1011";</text:span></text:span></text:p>
      <text:p text:style-name="Text_20_body"><text:span text:style-name="Teletype"><text:span text:style-name="T14">String speed12 = "1100";</text:span></text:span></text:p>
      <text:p text:style-name="Text_20_body"><text:span text:style-name="Teletype"><text:span text:style-name="T14">String speed13 = "1101";</text:span></text:span></text:p>
      <text:p text:style-name="Text_20_body"><text:span text:style-name="Teletype"><text:span text:style-name="T14">String speed14 = "1110";</text:span></text:span></text:p>
      <text:p text:style-name="Text_20_body"><text:span text:style-name="Teletype"><text:span text:style-name="T14"/></text:span></text:p>
      <text:p text:style-name="Text_20_body"><text:span text:style-name="Teletype"><text:span text:style-name="T12"><text:s text:c="2"/>The decode_speed() function is in place to contain some “if” statements to determine what speed value the infrared controller is sending across. Since I recorded 14 different speed step values, I wanted to break up each step into equal speed increases as to smooth out the acceleration and turning. The Arduino PWM value ranges from 0 to 255, so we need to break this range up into 14 somewhat equal parts. We could have mapped the value from 1-14, to 0-255 – but I decided that it was easier to read by listing each speed increase out in the code. </text:span></text:span></text:p>
      <text:p text:style-name="Text_20_body"><text:span text:style-name="Teletype"><text:span text:style-name="T12"/></text:span></text:p>
      <text:p text:style-name="Text_20_body"><text:span text:style-name="Teletype"><text:span text:style-name="T14">void decode_speed(){</text:span></text:span></text:p>
      <text:p text:style-name="Text_20_body"><text:span text:style-name="Teletype"><text:span text:style-name="T14"><text:s text:c="2"/>// check values of indexes 7 through 10 of IRstring to see if they are equal to any of the recorded speed values (speed1-14)</text:span></text:span></text:p>
      <text:p text:style-name="Text_20_body"><text:span text:style-name="Teletype"><text:span text:style-name="T14"><text:s text:c="2"/>// Arduino PWM max speed value is 255, I measured 14 speed values (steps) from the IR sensor. </text:span></text:span></text:p>
      <text:p text:style-name="Text_20_body"><text:span text:style-name="Teletype"><text:span text:style-name="T14"><text:s text:c="2"/>// 255/14 = 18.2, so I started at PWM 0 with speed1 and incremented by 20 (rounded up from 18.2) for each speed step until reaching PWM 255 with speed14.</text:span></text:span></text:p>
      <text:p text:style-name="Text_20_body"><text:span text:style-name="Teletype"><text:span text:style-name="T14"><text:s text:c="2"/>if <text:s text:c="5"/>(IRstring.substring(7,11) == speed1){speed_val = 0;}</text:span></text:span></text:p>
      <text:p text:style-name="Text_20_body"><text:span text:style-name="Teletype"><text:span text:style-name="T14"><text:s text:c="2"/>else if (IRstring.substring(7,11) == speed2){speed_val = 20;}</text:span></text:span></text:p>
      <text:p text:style-name="Text_20_body"><text:span text:style-name="Teletype"><text:span text:style-name="T14"><text:s text:c="2"/>else if (IRstring.substring(7,11) == speed3){speed_val = 40;}</text:span></text:span></text:p>
      <text:p text:style-name="Text_20_body"><text:span text:style-name="Teletype"><text:span text:style-name="T14"><text:s text:c="2"/>else if (IRstring.substring(7,11) == speed4){speed_val = 60;}</text:span></text:span></text:p>
      <text:p text:style-name="Text_20_body"><text:span text:style-name="Teletype"><text:span text:style-name="T14"><text:s text:c="2"/>else if (IRstring.substring(7,11) == speed5){speed_val = 80;}</text:span></text:span></text:p>
      <text:p text:style-name="Text_20_body"><text:span text:style-name="Teletype"><text:span text:style-name="T14"><text:s text:c="2"/>else if (IRstring.substring(7,11) == speed6){speed_val = 100;}</text:span></text:span></text:p>
      <text:p text:style-name="Text_20_body"><text:span text:style-name="Teletype"><text:span text:style-name="T14"><text:s text:c="2"/>else if (IRstring.substring(7,11) == speed7){speed_val = 120;}</text:span></text:span></text:p>
      <text:p text:style-name="Text_20_body"><text:span text:style-name="Teletype"><text:span text:style-name="T14"><text:s text:c="2"/>else if (IRstring.substring(7,11) == speed8){speed_val = 140;}</text:span></text:span></text:p>
      <text:p text:style-name="Text_20_body"><text:span text:style-name="Teletype"><text:span text:style-name="T14"><text:s text:c="2"/>else if (IRstring.substring(7,11) == speed9){speed_val = 160;}</text:span></text:span></text:p>
      <text:p text:style-name="Text_20_body"><text:span text:style-name="Teletype"><text:span text:style-name="T14"><text:s text:c="2"/>else if (IRstring.substring(7,11) == speed10){speed_val = 180;}</text:span></text:span></text:p>
      <text:p text:style-name="Text_20_body"><text:span text:style-name="Teletype"><text:span text:style-name="T14"><text:s text:c="2"/>else if (IRstring.substring(7,11) == speed11){speed_val = 200;}</text:span></text:span></text:p>
      <text:p text:style-name="Text_20_body"><text:span text:style-name="Teletype"><text:span text:style-name="T14"><text:s text:c="2"/>else if (IRstring.substring(7,11) == speed12){speed_val = 220;}</text:span></text:span></text:p>
      <text:p text:style-name="Text_20_body"><text:span text:style-name="Teletype"><text:span text:style-name="T14"><text:s text:c="2"/>else if (IRstring.substring(7,11) == speed13){speed_val = 240;}</text:span></text:span></text:p>
      <text:p text:style-name="Text_20_body"><text:span text:style-name="Teletype"><text:span text:style-name="T14"><text:s text:c="2"/>else if (IRstring.substring(7,11) == speed14){speed_val = 255;}</text:span></text:span></text:p>
      <text:p text:style-name="Text_20_body"><text:soft-page-break/><text:span text:style-name="Teletype"><text:span text:style-name="T14"><text:s text:c="2"/>else <text:s text:c="3"/>{speed_val = 0;} <text:s text:c="2"/>// if the string cannot match any of the recorded values, set the speed value to 0 PWM (stop).</text:span></text:span></text:p>
      <text:p text:style-name="Text_20_body"><text:span text:style-name="Teletype"><text:span text:style-name="T14"/></text:span></text:p>
      <text:p text:style-name="Text_20_body"><text:span text:style-name="Teletype"><text:span text:style-name="T14"><text:s text:c="2"/>// set both m1_val (motor 1) and m2_val (motor 2) equal to the speed_val we just set above</text:span></text:span></text:p>
      <text:p text:style-name="Text_20_body"><text:span text:style-name="Teletype"><text:span text:style-name="T14"><text:s text:c="2"/>m1_val = speed_val; </text:span></text:span></text:p>
      <text:p text:style-name="Text_20_body"><text:span text:style-name="Teletype"><text:span text:style-name="T14"><text:s text:c="2"/>m2_val = speed_val;</text:span></text:span></text:p>
      <text:p text:style-name="Text_20_body"><text:span text:style-name="Teletype"><text:span text:style-name="T14">}</text:span></text:span></text:p>
      <text:p text:style-name="Text_20_body"><text:span text:style-name="Teletype"><text:span text:style-name="T14"/></text:span></text:p>
      <text:p text:style-name="Text_20_body"><text:span text:style-name="Teletype"><text:span text:style-name="T14">As you can see, this code is very straightforward – if the 4 digits of the string that we care about (indexes 7-10) for the speed decoding match any of the recorded values from our chart above, <text:s/>set the speed value accordingly (between 0 and 255). Otherwise, if no signal is received, turn the motors off. After calculating the initial value for each motor based only on the speed_val, we must now factor in the turning bias if one exists.</text:span></text:span></text:p>
      <text:p text:style-name="Text_20_body"><text:span text:style-name="Teletype"><text:span text:style-name="T14"/></text:span></text:p>
      <text:h text:style-name="Heading_20_3" text:outline-level="3"><text:span text:style-name="Teletype"><text:span text:style-name="T17">Decoding Turn</text:span></text:span></text:h>
      <text:p text:style-name="Text_20_body"><text:span text:style-name="Teletype"><text:span text:style-name="T17"><text:s text:c="2"/></text:span></text:span><text:span text:style-name="Teletype"><text:span text:style-name="T12">Decoding the turn signal is much easier than the speed, because I only observed 6 steps of resolution total for both left and right. This means that there are only 3 steps to the left and 3 steps to the right. As it turns out, this is more than enough resolution to precisely steer our robot – remember that we also have 14 steps of speed resolution to combine with each of the 3 steps of steering resolution... this provides more control than you might guess. I noticed when observing the Serial monitor strings produced when I moved the steering control stick only, that the only bits that moved were in index positions 15, 16, and 17. These are my recorded unique steering values:</text:span></text:span></text:p>
      <text:p text:style-name="Text_20_body"><text:span text:style-name="Teletype"><text:span text:style-name="T12"/></text:span></text:p>
      <text:p text:style-name="Text_20_body"><text:span text:style-name="Teletype"><text:span text:style-name="T14">// turning codes are contained in indexes 15, 16, &amp; 17</text:span></text:span></text:p>
      <text:p text:style-name="Text_20_body"><text:span text:style-name="Teletype"><text:span text:style-name="T14">String left1 = "111";</text:span></text:span></text:p>
      <text:p text:style-name="Text_20_body"><text:span text:style-name="Teletype"><text:span text:style-name="T14">String left2 = "110";</text:span></text:span></text:p>
      <text:p text:style-name="Text_20_body"><text:span text:style-name="Teletype"><text:span text:style-name="T14">String left3 = "101";</text:span></text:span></text:p>
      <text:p text:style-name="Text_20_body"><text:span text:style-name="Teletype"><text:span text:style-name="T14">String right1 = "001";</text:span></text:span></text:p>
      <text:p text:style-name="Text_20_body"><text:span text:style-name="Teletype"><text:span text:style-name="T14">String right2 = "010";</text:span></text:span></text:p>
      <text:p text:style-name="Text_20_body"><text:span text:style-name="Teletype"><text:span text:style-name="T14">String right3 = "011";</text:span></text:span></text:p>
      <text:p text:style-name="Text_20_body"><text:span text:style-name="Teletype"><text:span text:style-name="T17"/></text:span></text:p>
      <text:p text:style-name="P6"><text:span text:style-name="Teletype"><text:span text:style-name="T11"><text:s text:c="2"/>As you can see, there are far fewer codes used for steering than for the speed. As with the speed values, if your steering values have different boolean values, you can change them in the String variable declarations above. After declaring the unique codes, we can simply use the decode_turn() function to check the index positions 15, 16, and 17 to see if they match the recorded string variables listed. If there is any match, a corresponding turn bias is applied to the m1_val and m2_val variables to make one slower than the other. On a tank steering robot, slowing down either motor will make the robot turn in that direction – with this in mind, I chose some arbitrary biases for each of the 3 turning stages. The first should be subtle, so I left one motor alone and divided the other in half to make the robot turn. The second step should be more noticeable but still controllable, so I more drastically set the <text:s/>one motor to 0 and other to double its value – this makes a much more aggressive turn rate. Lastly, the third stage is used to turn in place. Also called a “zero-turn”, this occurs when one motor spins forward and the other motor spins in reverse, effectively spinning in place – the speed value still determines how fast each motor spins. </text:span></text:span></text:p>
      <text:p text:style-name="Text_20_body"><text:soft-page-break/><text:span text:style-name="Teletype"><text:span text:style-name="T17"/></text:span></text:p>
      <text:p text:style-name="Text_20_body"><text:span text:style-name="Teletype"><text:span text:style-name="T14">void decode_turn(){</text:span></text:span></text:p>
      <text:p text:style-name="Text_20_body"><text:span text:style-name="Teletype"><text:span text:style-name="T14"><text:s text:c="2"/>// check for a turn code (there were 6 unique codes on my remote)</text:span></text:span></text:p>
      <text:p text:style-name="Text_20_body"><text:span text:style-name="Teletype"><text:span text:style-name="T14"><text:s text:c="2"/>// 3 steps in each direction</text:span></text:span></text:p>
      <text:p text:style-name="Text_20_body"><text:span text:style-name="Teletype"><text:span text:style-name="T14"><text:s text:c="2"/>if (IRstring.substring(15,18) == left1){</text:span></text:span></text:p>
      <text:p text:style-name="Text_20_body"><text:span text:style-name="Teletype"><text:span text:style-name="T14"><text:s text:c="4"/>// turn left slightly (left1)</text:span></text:span></text:p>
      <text:p text:style-name="Text_20_body"><text:span text:style-name="Teletype"><text:span text:style-name="T14"><text:s text:c="4"/>m1_val = speed_val / 2;</text:span></text:span></text:p>
      <text:p text:style-name="Text_20_body"><text:span text:style-name="Teletype"><text:span text:style-name="T14"><text:s text:c="4"/>m2_val = speed_val;</text:span></text:span></text:p>
      <text:p text:style-name="Text_20_body"><text:span text:style-name="Teletype"><text:span text:style-name="T14"><text:s text:c="2"/>}</text:span></text:span></text:p>
      <text:p text:style-name="Text_20_body"><text:span text:style-name="Teletype"><text:span text:style-name="T14"><text:s text:c="2"/>else if (IRstring.substring(15,18) == left2){</text:span></text:span></text:p>
      <text:p text:style-name="Text_20_body"><text:span text:style-name="Teletype"><text:span text:style-name="T14"><text:s text:c="4"/>// turn left moderately (left2)</text:span></text:span></text:p>
      <text:p text:style-name="Text_20_body"><text:span text:style-name="Teletype"><text:span text:style-name="T14"><text:s text:c="4"/>m1_val = 0;</text:span></text:span></text:p>
      <text:p text:style-name="Text_20_body"><text:span text:style-name="Teletype"><text:span text:style-name="T14"><text:s text:c="4"/>m2_val = speed_val * 2;</text:span></text:span></text:p>
      <text:p text:style-name="Text_20_body"><text:span text:style-name="Teletype"><text:span text:style-name="T14"><text:s text:c="2"/>}</text:span></text:span></text:p>
      <text:p text:style-name="Text_20_body"><text:span text:style-name="Teletype"><text:span text:style-name="T14"><text:s text:c="2"/>else if (IRstring.substring(15,18) == left3){</text:span></text:span></text:p>
      <text:p text:style-name="Text_20_body"><text:span text:style-name="Teletype"><text:span text:style-name="T14"><text:s text:c="4"/>// turn left extremely (left3)</text:span></text:span></text:p>
      <text:p text:style-name="Text_20_body"><text:span text:style-name="Teletype"><text:span text:style-name="T14"><text:s text:c="4"/>m1_val = -speed_val;</text:span></text:span></text:p>
      <text:p text:style-name="Text_20_body"><text:span text:style-name="Teletype"><text:span text:style-name="T14"><text:s text:c="4"/>m2_val = speed_val;</text:span></text:span></text:p>
      <text:p text:style-name="Text_20_body"><text:span text:style-name="Teletype"><text:span text:style-name="T14"><text:s text:c="2"/>}</text:span></text:span></text:p>
      <text:p text:style-name="Text_20_body"><text:span text:style-name="Teletype"><text:span text:style-name="T14"><text:s text:c="2"/>else if (IRstring.substring(15,18) == right1){</text:span></text:span></text:p>
      <text:p text:style-name="Text_20_body"><text:span text:style-name="Teletype"><text:span text:style-name="T14"><text:s text:c="4"/>// turn right slightly (right1)</text:span></text:span></text:p>
      <text:p text:style-name="Text_20_body"><text:span text:style-name="Teletype"><text:span text:style-name="T14"><text:s text:c="4"/>m2_val = speed_val / 2;</text:span></text:span></text:p>
      <text:p text:style-name="Text_20_body"><text:span text:style-name="Teletype"><text:span text:style-name="T14"><text:s text:c="4"/>m1_val = speed_val;</text:span></text:span></text:p>
      <text:p text:style-name="Text_20_body"><text:span text:style-name="Teletype"><text:span text:style-name="T14"><text:s text:c="2"/>}</text:span></text:span></text:p>
      <text:p text:style-name="Text_20_body"><text:span text:style-name="Teletype"><text:span text:style-name="T14"><text:s text:c="2"/>else if (IRstring.substring(15,18) == right2){</text:span></text:span></text:p>
      <text:p text:style-name="Text_20_body"><text:span text:style-name="Teletype"><text:span text:style-name="T14"><text:s text:c="4"/>// turn right moderately (right2)</text:span></text:span></text:p>
      <text:p text:style-name="Text_20_body"><text:span text:style-name="Teletype"><text:span text:style-name="T14"><text:s text:c="4"/>m2_val = 0;</text:span></text:span></text:p>
      <text:p text:style-name="Text_20_body"><text:span text:style-name="Teletype"><text:span text:style-name="T14"><text:s text:c="4"/>m1_val = speed_val * 2;</text:span></text:span></text:p>
      <text:p text:style-name="Text_20_body"><text:span text:style-name="Teletype"><text:span text:style-name="T14"><text:s text:c="2"/>}</text:span></text:span></text:p>
      <text:p text:style-name="Text_20_body"><text:span text:style-name="Teletype"><text:span text:style-name="T14"><text:s text:c="2"/>else if (IRstring.substring(15,18) == right3){</text:span></text:span></text:p>
      <text:p text:style-name="Text_20_body"><text:span text:style-name="Teletype"><text:span text:style-name="T14"><text:s text:c="4"/>// turn right extremely (right3)</text:span></text:span></text:p>
      <text:p text:style-name="Text_20_body"><text:span text:style-name="Teletype"><text:span text:style-name="T14"><text:s text:c="4"/>m2_val = -speed_val;</text:span></text:span></text:p>
      <text:p text:style-name="Text_20_body"><text:span text:style-name="Teletype"><text:span text:style-name="T14"><text:s text:c="4"/>m1_val = speed_val;</text:span></text:span></text:p>
      <text:p text:style-name="Text_20_body"><text:span text:style-name="Teletype"><text:span text:style-name="T14"><text:s text:c="2"/>}</text:span></text:span></text:p>
      <text:p text:style-name="Text_20_body"><text:span text:style-name="Teletype"><text:span text:style-name="T14"><text:s text:c="2"/>else <text:s text:c="3"/>{</text:span></text:span></text:p>
      <text:p text:style-name="Text_20_body"><text:span text:style-name="Teletype"><text:span text:style-name="T14"><text:s text:c="4"/>// otherwise, do nothing to the speed values</text:span></text:span></text:p>
      <text:p text:style-name="Text_20_body"><text:span text:style-name="Teletype"><text:span text:style-name="T14"><text:s text:c="2"/>}</text:span></text:span></text:p>
      <text:p text:style-name="Text_20_body"><text:span text:style-name="Teletype"><text:span text:style-name="T14">}</text:span></text:span></text:p>
      <text:p text:style-name="Text_20_body"><text:soft-page-break/><text:span text:style-name="Teletype"><text:span text:style-name="T14"/></text:span></text:p>
      <text:p text:style-name="Text_20_body"><text:span text:style-name="Teletype"><text:span text:style-name="T11"><text:s text:c="2"/>You might have noticed how some of the speed values are changed to negative. This is not how the values are written to the motor-controller (as a negative number would not work for PWM), but instead how we will determine if a motor should be going in reverse. Later in the sketch there is a failsafe that </text:span></text:span><text:span text:style-name="Teletype"><text:span text:style-name="T11">re-converts the signal back to positive before being written to the motor-controller.</text:span></text:span></text:p>
      <text:p text:style-name="Text_20_body"><text:span text:style-name="Teletype"><text:span text:style-name="T11"/></text:span></text:p>
      <text:h text:style-name="Heading_20_3" text:outline-level="3"><text:span text:style-name="Teletype"><text:span text:style-name="T17">Decode Button</text:span></text:span></text:h>
      <text:p text:style-name="Text_20_body"><text:span text:style-name="Teletype"><text:span text:style-name="T11"/></text:span></text:p>
      <text:p text:style-name="Text_20_body"><text:span text:style-name="Teletype"><text:span text:style-name="T17">Limit Signal</text:span></text:span></text:p>
      <text:p text:style-name="Text_20_body"><text:span text:style-name="Teletype"><text:span text:style-name="T11"/></text:span></text:p>
      <text:p text:style-name="Text_20_body"><text:span text:style-name="Teletype"><text:span text:style-name="T11"><text:s text:c="2"/>The signal limiting function is used to make sure no erroneous values are sent to the motor-controller. Since the Arduino's possible PWM value ranges from 0 to 255, we don't want to write any values above 255 because the Arduino will then throw an electronic temper tantrum and start writing random values to the motor-controller, which usually makes the robot start acting sporadic. This isn't the end of the world, but it can heat up your motor controller and is annoying, so this simple function takes care of it.</text:span></text:span></text:p>
      <text:p text:style-name="Text_20_body"><text:span text:style-name="Teletype"><text:span text:style-name="T11"/></text:span></text:p>
      <text:p text:style-name="Text_20_body"><text:span text:style-name="Teletype"><text:span text:style-name="T14">void limit_signal(){ </text:span></text:span></text:p>
      <text:p text:style-name="Text_20_body"><text:span text:style-name="Teletype"><text:span text:style-name="T19"><text:s text:c="2"/>// this is just a function to check each motor value and make sure neither exceeds +/-255 </text:span></text:span></text:p>
      <text:p text:style-name="Text_20_body"><text:span text:style-name="Teletype"><text:span text:style-name="T19"><text:s text:c="2"/>// if either value does, set it to the max of +/-255... we don't want any sporadic values sent to the motor-controller </text:span></text:span></text:p>
      <text:p text:style-name="Text_20_body"><text:span text:style-name="Teletype"><text:span text:style-name="T14"><text:s text:c="2"/>if (m1_val &gt; 255){ m1_val = 255; } </text:span></text:span></text:p>
      <text:p text:style-name="Text_20_body"><text:span text:style-name="Teletype"><text:span text:style-name="T14"><text:s text:c="2"/>else if (m1_val &lt; -255){ m1_val = -255; } </text:span></text:span></text:p>
      <text:p text:style-name="Text_20_body"><text:span text:style-name="Teletype"><text:span text:style-name="T14"><text:s text:c="2"/></text:span></text:span></text:p>
      <text:p text:style-name="Text_20_body"><text:span text:style-name="Teletype"><text:span text:style-name="T14"><text:s text:c="2"/>if (m2_val &gt; 255){ m2_val = 255; } </text:span></text:span></text:p>
      <text:p text:style-name="Text_20_body"><text:span text:style-name="Teletype"><text:span text:style-name="T14"><text:s text:c="2"/>else if (m2_val &lt; -255){ m2_val = -255; } </text:span></text:span></text:p>
      <text:p text:style-name="Text_20_body"><text:span text:style-name="Teletype"><text:span text:style-name="T14">} </text:span></text:span></text:p>
      <text:p text:style-name="Text_20_body"><text:span text:style-name="Teletype"><text:span text:style-name="T14"/></text:span></text:p>
      <text:p text:style-name="Text_20_body"><text:span text:style-name="Teletype"><text:span text:style-name="T11"><text:s text:c="2"/>Remember that to reverse a motor using this code, we simply set the motor value (m1_val or m2_val) to be negative - we will convert those values back to positive, but not yet. For now, we will just make sure that if m1_val is above 255 or below -255, then we should just go ahead and cap the value at its max (+/-255). Then obviously do the same for m2_val. Now it is time to convert these values into forward or reverse speed values and write those values to the motors.</text:span></text:span></text:p>
      <text:p text:style-name="Text_20_body"><text:span text:style-name="Teletype"><text:span text:style-name="T11"/></text:span></text:p>
      <text:p text:style-name="Text_20_body"><text:span text:style-name="Teletype"><text:span text:style-name="T17">Write Motors</text:span></text:span></text:p>
      <text:p text:style-name="Text_20_body"><text:span text:style-name="Teletype"><text:span text:style-name="T17"/></text:span></text:p>
      <text:p text:style-name="Text_20_body"><text:span text:style-name="Teletype"><text:span text:style-name="T11"><text:s/>To write values to the motors, we will use the motor functions discussed in the MakeBlock chapter. Here will simply call those functions (m1_forward(), m2_reverse(), etc..) and pass in the PWM speed value for that motor, either m1_val or m2_val. Deciding what direction to go is likewise easy to determine - <text:s/>positive values go forward and negative values go reverse. If the value is 0, just stop that motor. </text:span></text:span></text:p>
      <text:p text:style-name="Text_20_body"><text:soft-page-break/><text:span text:style-name="Teletype"><text:span text:style-name="T11"><text:s text:c="2"/>We will leave positive values alone and send them to the forward motor commands. Remember that </text:span></text:span><text:span text:style-name="Teletype"><text:span text:style-name="T11">we cannot </text:span></text:span><text:span text:style-name="Teletype"><text:span text:style-name="T13">actually</text:span></text:span><text:span text:style-name="Teletype"><text:span text:style-name="T11"> write a negative value to the motors, so we will reverse the polarity of negative values by simply adding a negative sign in front of the variable, thereby sending a positive value to the reverse motor commands. Again, stop each motor separately using the motor stop commands. The below function uses some “if” statements to check the polarity of the value and then accordingly write either m1_forward(m1_val), m1_reverse(-m1_val), or m1_stop() to set the direction (likewise for m2).</text:span></text:span></text:p>
      <text:p text:style-name="Text_20_body"><text:span text:style-name="Teletype"><text:span text:style-name="T11"/></text:span></text:p>
      <text:p text:style-name="Text_20_body"><text:span text:style-name="Teletype"><text:span text:style-name="T14">void write_motors(){ </text:span></text:span></text:p>
      <text:p text:style-name="Text_20_body"><text:span text:style-name="Teletype"><text:span text:style-name="T19"><text:s text:c="2"/>// check direction of m1_val and write appropriately </text:span></text:span></text:p>
      <text:p text:style-name="Text_20_body"><text:span text:style-name="Teletype"><text:span text:style-name="T14"><text:s text:c="2"/>if (m1_val &gt; 0){ </text:span></text:span></text:p>
      <text:p text:style-name="Text_20_body"><text:span text:style-name="Teletype"><text:span text:style-name="T14"><text:s text:c="4"/></text:span></text:span><text:span text:style-name="Teletype"><text:span text:style-name="T19">// if m1_val is above 0, we are going forward, using m1_val to set the PWM duty-cycle (motor speed)</text:span></text:span><text:span text:style-name="Teletype"><text:span text:style-name="T14"> </text:span></text:span></text:p>
      <text:p text:style-name="Text_20_body"><text:span text:style-name="Teletype"><text:span text:style-name="T14"><text:s text:c="4"/>m1_forward(m1_val); </text:span></text:span></text:p>
      <text:p text:style-name="Text_20_body"><text:span text:style-name="Teletype"><text:span text:style-name="T14"><text:s text:c="2"/>} </text:span></text:span></text:p>
      <text:p text:style-name="Text_20_body"><text:span text:style-name="Teletype"><text:span text:style-name="T14"><text:s text:c="2"/>else if (m1_val &lt; 0){ </text:span></text:span></text:p>
      <text:p text:style-name="Text_20_body"><text:span text:style-name="Teletype"><text:span text:style-name="T14"><text:s text:c="4"/></text:span></text:span><text:span text:style-name="Teletype"><text:span text:style-name="T19">// if m1_val is below 0, go reverse using -m1_val (which will now be a positive number) to set the PWM duty-cycle.</text:span></text:span><text:span text:style-name="Teletype"><text:span text:style-name="T14"> </text:span></text:span></text:p>
      <text:p text:style-name="Text_20_body"><text:span text:style-name="Teletype"><text:span text:style-name="T14"><text:s text:c="4"/>m1_reverse(-m1_val); </text:span></text:span></text:p>
      <text:p text:style-name="Text_20_body"><text:span text:style-name="Teletype"><text:span text:style-name="T14"><text:s text:c="2"/>} </text:span></text:span></text:p>
      <text:p text:style-name="Text_20_body"><text:span text:style-name="Teletype"><text:span text:style-name="T14"><text:s text:c="2"/>else { </text:span></text:span></text:p>
      <text:p text:style-name="Text_20_body"><text:span text:style-name="Teletype"><text:span text:style-name="T14"><text:s text:c="4"/>m1_stop(); </text:span></text:span><text:span text:style-name="Teletype"><text:span text:style-name="T19">// otherwise, stop this motor </text:span></text:span></text:p>
      <text:p text:style-name="Text_20_body"><text:span text:style-name="Teletype"><text:span text:style-name="T14"><text:s text:c="2"/>} </text:span></text:span></text:p>
      <text:p text:style-name="Text_20_body"><text:span text:style-name="Teletype"><text:span text:style-name="T14"><text:s text:c="2"/></text:span></text:span><text:span text:style-name="Teletype"><text:span text:style-name="T19">// check direction of m2_val and write appropriately</text:span></text:span><text:span text:style-name="Teletype"><text:span text:style-name="T14"> </text:span></text:span></text:p>
      <text:p text:style-name="Text_20_body"><text:span text:style-name="Teletype"><text:span text:style-name="T14"><text:s text:c="2"/>if (m2_val &gt; 0){ </text:span></text:span></text:p>
      <text:p text:style-name="Text_20_body"><text:span text:style-name="Teletype"><text:span text:style-name="T19"><text:s text:c="4"/>// if m2_val is above 0, we are going forward using m1_val to set the PWM duty-cycle (motor speed) </text:span></text:span></text:p>
      <text:p text:style-name="Text_20_body"><text:span text:style-name="Teletype"><text:span text:style-name="T14"><text:s text:c="4"/>m2_forward(m2_val);</text:span></text:span></text:p>
      <text:p text:style-name="Text_20_body"><text:span text:style-name="Teletype"><text:span text:style-name="T14"><text:s text:c="2"/>} </text:span></text:span></text:p>
      <text:p text:style-name="Text_20_body"><text:span text:style-name="Teletype"><text:span text:style-name="T14"><text:s text:c="2"/>else if (m2_val &lt; 0){ </text:span></text:span></text:p>
      <text:p text:style-name="Text_20_body"><text:span text:style-name="Teletype"><text:span text:style-name="T14"><text:s text:c="4"/></text:span></text:span><text:span text:style-name="Teletype"><text:span text:style-name="T19">// if m2_val is below 0, go reverse using -m1_val (which will now be a positive number) to set the PWM duty-cycle.</text:span></text:span><text:span text:style-name="Teletype"><text:span text:style-name="T14"> </text:span></text:span></text:p>
      <text:p text:style-name="Text_20_body"><text:span text:style-name="Teletype"><text:span text:style-name="T14"><text:s text:c="4"/>m2_reverse(-m2_val); </text:span></text:span></text:p>
      <text:p text:style-name="Text_20_body"><text:span text:style-name="Teletype"><text:span text:style-name="T14"><text:s text:c="2"/>} </text:span></text:span></text:p>
      <text:p text:style-name="Text_20_body"><text:span text:style-name="Teletype"><text:span text:style-name="T14"><text:s text:c="2"/>else { </text:span></text:span></text:p>
      <text:p text:style-name="Text_20_body"><text:span text:style-name="Teletype"><text:span text:style-name="T14"><text:s text:c="4"/>m2_stop(); </text:span></text:span><text:span text:style-name="Teletype"><text:span text:style-name="T19">// otherwise, stop this motor </text:span></text:span></text:p>
      <text:p text:style-name="Text_20_body"><text:span text:style-name="Teletype"><text:span text:style-name="T14"><text:s text:c="2"/>} </text:span></text:span></text:p>
      <text:p text:style-name="Text_20_body"><text:span text:style-name="Teletype"><text:span text:style-name="T14">}</text:span></text:span></text:p>
      <text:p text:style-name="Text_20_body"><text:span text:style-name="Teletype"><text:span text:style-name="T14"/></text:span></text:p>
      <text:p text:style-name="Text_20_body"><text:span text:style-name="Teletype"><text:span text:style-name="T11">Now that we have discussed each individual function in the sketch, we will go through the main loop function to show what is happening.</text:span></text:span></text:p>
      <text:p text:style-name="Text_20_body"><text:span text:style-name="Teletype"><text:span text:style-name="T11"/></text:span></text:p>
      <text:p text:style-name="Text_20_body"><text:span text:style-name="Teletype"><text:span text:style-name="T17">Putting it all together: the loop() function</text:span></text:span></text:p>
      <text:p text:style-name="Text_20_body"><text:span text:style-name="Teletype"><text:span text:style-name="T17"/></text:span></text:p>
      <text:p text:style-name="Text_20_body"><text:soft-page-break/><text:span text:style-name="Teletype"><text:span text:style-name="T17"><text:s text:c="2"/></text:span></text:span><text:span text:style-name="Teletype"><text:span text:style-name="T11">The main loop function is the core of what we are doing in this sketch – all of the functions that we have discussed so far are called from the main loop function. The very first thing we will do is call the pulse() function which will call the pulseIn() command to read the pin we connected the IR receiver to (pin 6 for me). If there is a pulse present on this pin, a variable called pulse_val will be set equal to the length of time that the pulse was HIGH from the IR receiver, in microseconds.</text:span></text:span></text:p>
      <text:p text:style-name="Text_20_body"><text:span text:style-name="Teletype"><text:span text:style-name="T11"><text:s text:c="2"/>The next step after reading the pulse_pin, is to check the new value to see if it contains a valid pulse (greater than 0 microseconds). If so, we will then assume that a new set of pulses is being received and we should start to build the String object. Set the “reading” variable equal to true to indicate that we have just read a valid pulse (this is a flag that is useful in the next cycle). </text:span></text:span></text:p>
      <text:p text:style-name="Text_20_body"><text:span text:style-name="Teletype"><text:span text:style-name="T11"><text:s text:c="2"/>Now it is time to booleanize() the pulse value we just received – remember that this just checks the length and converts it into either a 1 or 0 to be appended to the string. Next we will add the new booleanized pulse_val into the end of the string called “IRstring”, using the += operator that simply says a += b is the same as a = a + b.</text:span></text:span></text:p>
      <text:p text:style-name="Text_20_body"><text:span text:style-name="Teletype"><text:span text:style-name="T11"><text:s text:c="2"/>Finally, we will set the loop_counter variable equal to 0, to signify that it has been 0 loop cycles since we last read a valid pulse signal (we just read one). This counter variable is useful when we stop reading pulses, so we know how long it has been since the last valid pulse. If it has only been 3 or 4 loop cycles since the last signal (a fraction of a second), we should just let the robot keep doing what it was doing when it last received a good signal... though if it has been 100 or so cycles since receiving a good signal (about 1 second or so), we should probably stop the robot to keep it from hitting something. Skipping a few bad signals keeps the robot from being jerky and sporadic every time a signal is distorted or fails to reach the sensor, while also not giving it enough time to get out of control.</text:span></text:span></text:p>
      <text:p text:style-name="Text_20_body"><text:span text:style-name="Teletype"><text:span text:style-name="T11"><text:s text:c="2"/>As long as we are receiving a train of pulse signals, this process will repeat 20 or so times until we reach the end of the pulses for that signal. Skip down below the code to see what happens when we stop receiving pulses.</text:span></text:span></text:p>
      <text:p text:style-name="Text_20_body"><text:span text:style-name="Teletype"><text:span text:style-name="T11"/></text:span></text:p>
      <text:p text:style-name="Text_20_body"><text:span text:style-name="Teletype"><text:span text:style-name="T14">void loop() { </text:span></text:span></text:p>
      <text:p text:style-name="Text_20_body"><text:span text:style-name="Teletype"><text:span text:style-name="T14"><text:s text:c="2"/></text:span></text:span><text:span text:style-name="Teletype"><text:span text:style-name="T19">// get a pulse reading from the IR sensor</text:span></text:span><text:span text:style-name="Teletype"><text:span text:style-name="T14"> </text:span></text:span></text:p>
      <text:p text:style-name="Text_20_body"><text:span text:style-name="Teletype"><text:span text:style-name="T14"><text:s text:c="2"/>pulse(); </text:span></text:span></text:p>
      <text:p text:style-name="Text_20_body"><text:span text:style-name="Teletype"><text:span text:style-name="T14"><text:s text:c="2"/></text:span></text:span><text:span text:style-name="Teletype"><text:span text:style-name="T19">// now check to see if it is a valide pulse was read (any pulse greater than 0 microseconds)</text:span></text:span><text:span text:style-name="Teletype"><text:span text:style-name="T14"> </text:span></text:span></text:p>
      <text:p text:style-name="Text_20_body"><text:span text:style-name="Teletype"><text:span text:style-name="T14"><text:s text:c="2"/>if (pulse_val &gt; 0){ </text:span></text:span></text:p>
      <text:p text:style-name="Text_20_body"><text:span text:style-name="Teletype"><text:span text:style-name="T14"><text:s text:c="4"/>reading = true; </text:span></text:span><text:span text:style-name="Teletype"><text:span text:style-name="T19">// if so, assert that we are reading a pulse (so we will later know when the pulses stop) </text:span></text:span></text:p>
      <text:p text:style-name="Text_20_body"><text:span text:style-name="Teletype"><text:span text:style-name="T14"><text:s text:c="4"/>booleanize(); </text:span></text:span><text:span text:style-name="Teletype"><text:span text:style-name="T19">// convert each current pulse into a boolean 0 or 1 </text:span></text:span></text:p>
      <text:p text:style-name="Text_20_body"><text:span text:style-name="Teletype"><text:span text:style-name="T14"><text:s text:c="4"/>IRstring += pulse_val; </text:span></text:span><text:span text:style-name="Teletype"><text:span text:style-name="T19">// append each new value to a string data object instead of an array. </text:span></text:span></text:p>
      <text:p text:style-name="Text_20_body"><text:span text:style-name="Teletype"><text:span text:style-name="T14"><text:s text:c="4"/>loop_counter = 0; </text:span></text:span><text:span text:style-name="Teletype"><text:span text:style-name="T19">// since we just read a pulse, reset the pulse counter to 0.</text:span></text:span></text:p>
      <text:p text:style-name="Text_20_body"><text:span text:style-name="Teletype"><text:span text:style-name="T14"><text:s text:c="2"/>} </text:span></text:span></text:p>
      <text:p text:style-name="Text_20_body"><text:span text:style-name="Teletype"><text:span text:style-name="T14"><text:s text:c="2"/></text:span></text:span><text:span text:style-name="Teletype"><text:span text:style-name="T19">// else if the pulse is not greater than 0...</text:span></text:span><text:span text:style-name="Teletype"><text:span text:style-name="T14"> </text:span></text:span></text:p>
      <text:p text:style-name="Text_20_body"><text:span text:style-name="Teletype"><text:span text:style-name="T14"><text:s text:c="2"/>else { </text:span></text:span></text:p>
      <text:p text:style-name="Text_20_body"><text:span text:style-name="Teletype"><text:span text:style-name="T14"><text:s text:c="4"/></text:span></text:span><text:span text:style-name="Teletype"><text:span text:style-name="T19">// if this is the first non-pulse loop cycle after a set of pulses, go ahead and close out the string</text:span></text:span><text:span text:style-name="Teletype"><text:span text:style-name="T14"> </text:span></text:span></text:p>
      <text:p text:style-name="Text_20_body"><text:span text:style-name="Teletype"><text:span text:style-name="T14"><text:s text:c="4"/>if (reading == true){ </text:span></text:span></text:p>
      <text:p text:style-name="Text_20_body"><text:span text:style-name="Teletype"><text:span text:style-name="T19"><text:s text:c="6"/>// OK, we have the end of a signal. Now let's check to make sure the resulting IRstring is long enough </text:span></text:span></text:p>
      <text:p text:style-name="Text_20_body"><text:span text:style-name="Teletype"><text:span text:style-name="T14"><text:s text:c="6"/>if (IRstring.length() &gt;= string_length){ </text:span></text:span></text:p>
      <text:p text:style-name="Text_20_body"><text:span text:style-name="Teletype"><text:span text:style-name="T19"><text:s text:c="8"/>// if the string we just got is the appropriate length, let's get moving! </text:span></text:span></text:p>
      <text:p text:style-name="Text_20_body"><text:soft-page-break/><text:span text:style-name="Teletype"><text:span text:style-name="T14"><text:s text:c="8"/>decode_speed(); <text:s/></text:span></text:span><text:span text:style-name="Teletype"><text:span text:style-name="T19">// check speed value </text:span></text:span></text:p>
      <text:p text:style-name="Text_20_body"><text:span text:style-name="Teletype"><text:span text:style-name="T14"><text:s text:c="8"/>decode_turn(); <text:s/></text:span></text:span><text:span text:style-name="Teletype"><text:span text:style-name="T19">// check for turn </text:span></text:span></text:p>
      <text:p text:style-name="Text_20_body"><text:span text:style-name="Teletype"><text:span text:style-name="T14"><text:s text:c="8"/>decode_button(); <text:s/></text:span></text:span><text:span text:style-name="Teletype"><text:span text:style-name="T19">// check button</text:span></text:span><text:span text:style-name="Teletype"><text:span text:style-name="T14"> </text:span></text:span><text:span text:style-name="Teletype"><text:span text:style-name="T22">for reverse signal</text:span></text:span></text:p>
      <text:p text:style-name="Text_20_body"><text:span text:style-name="Teletype"><text:span text:style-name="T14"><text:s text:c="8"/>limit_signal(); <text:s/></text:span></text:span><text:span text:style-name="Teletype"><text:span text:style-name="T19">// check and limit the signal so no bad value is written to the H-bridge </text:span></text:span></text:p>
      <text:p text:style-name="Text_20_body"><text:span text:style-name="Teletype"><text:span text:style-name="T14"><text:s text:c="8"/>write_motors(); <text:s/></text:span></text:span><text:span text:style-name="Teletype"><text:span text:style-name="T19">// finally, write the values to the motors</text:span></text:span></text:p>
      <text:p text:style-name="Text_20_body"><text:span text:style-name="Teletype"><text:span text:style-name="T14"><text:s text:c="6"/>} </text:span></text:span></text:p>
      <text:p text:style-name="Text_20_body"><text:span text:style-name="Teletype"><text:span text:style-name="T14"><text:s text:c="6"/>Serial.println(IRstring); </text:span></text:span><text:span text:style-name="Teletype"><text:span text:style-name="T19">// Now print the full String to the Serial monitor </text:span></text:span></text:p>
      <text:p text:style-name="Text_20_body"><text:span text:style-name="Teletype"><text:span text:style-name="T14"><text:s text:c="6"/>IRstring = ""; <text:s/></text:span></text:span><text:span text:style-name="Teletype"><text:span text:style-name="T19">// and set the string object to be empty "", so we can start over </text:span></text:span></text:p>
      <text:p text:style-name="Text_20_body"><text:span text:style-name="Teletype"><text:span text:style-name="T14"><text:s text:c="4"/>} </text:span></text:span></text:p>
      <text:p text:style-name="Text_20_body"><text:span text:style-name="Teletype"><text:span text:style-name="T14"><text:s text:c="4"/>reading = false; </text:span></text:span><text:span text:style-name="Teletype"><text:span text:style-name="T19">// since we are no longer reading a pulse anymore, set the reading value to false </text:span></text:span></text:p>
      <text:p text:style-name="Text_20_body"><text:span text:style-name="Teletype"><text:span text:style-name="T14"><text:s text:c="4"/>loop_counter++;</text:span></text:span><text:span text:style-name="Teletype"><text:span text:style-name="T19"> // increment the loop counter by adding 1 to it </text:span></text:span></text:p>
      <text:p text:style-name="Text_20_body"><text:span text:style-name="Teletype"><text:span text:style-name="T14"><text:s text:c="4"/></text:span></text:span><text:span text:style-name="Teletype"><text:span text:style-name="T19">// check to see if the loop count has reached 100 cycles without receiving a pulse signal</text:span></text:span><text:span text:style-name="Teletype"><text:span text:style-name="T14"> </text:span></text:span></text:p>
      <text:p text:style-name="Text_20_body"><text:span text:style-name="Teletype"><text:span text:style-name="T14"><text:s text:c="4"/>if (loop_counter &gt; 100){ </text:span></text:span></text:p>
      <text:p text:style-name="Text_20_body"><text:span text:style-name="Teletype"><text:span text:style-name="T19"><text:s text:c="6"/>// at this point, it has been 100 loop cycles (a second or so) without receiving an IR signal </text:span></text:span></text:p>
      <text:p text:style-name="Text_20_body"><text:span text:style-name="Teletype"><text:span text:style-name="T14"><text:s text:c="6"/>m1_stop(); </text:span></text:span><text:span text:style-name="Teletype"><text:span text:style-name="T19">// so we need to stop both motors </text:span></text:span></text:p>
      <text:p text:style-name="Text_20_body"><text:span text:style-name="Teletype"><text:span text:style-name="T14"><text:s text:c="6"/>m2_stop(); </text:span></text:span><text:span text:style-name="Teletype"><text:span text:style-name="T19">// to keep the robot from driving off into the sunset without us </text:span></text:span></text:p>
      <text:p text:style-name="Text_20_body"><text:span text:style-name="Teletype"><text:span text:style-name="T14"><text:s text:c="6"/>loop_counter = 0;</text:span></text:span><text:span text:style-name="Teletype"><text:span text:style-name="T19"> // also, since we have stopped the robot, we can reset the loop counter </text:span></text:span></text:p>
      <text:p text:style-name="Text_20_body"><text:span text:style-name="Teletype"><text:span text:style-name="T14"><text:s text:c="4"/>} </text:span></text:span></text:p>
      <text:p text:style-name="Text_20_body"><text:span text:style-name="Teletype"><text:span text:style-name="T14"><text:s text:c="2"/>} </text:span></text:span></text:p>
      <text:p text:style-name="Text_20_body"><text:span text:style-name="Teletype"><text:span text:style-name="T14">}</text:span></text:span></text:p>
      <text:p text:style-name="Text_20_body"><text:span text:style-name="Teletype"><text:span text:style-name="T14"/></text:span></text:p>
      <text:p text:style-name="Text_20_body"><text:span text:style-name="Teletype"><text:span text:style-name="T11"><text:s text:c="2"/>Alright, so we are in the middle of the loop just after the first “if” statement, and the pulse value has been determined to be invalid (there is no pulse). We will now need to check and see if the last loop cycle detected a pulse, if so that means this is the first loop cycle after a set of pulses and we need to close this string so it can be passed through our speed, turn, and button tests. We do this by checking the “reading” variable to see if it is true or false. If true, we should proceed to close the string, evaluate it, then write the resulting values to the motors.</text:span></text:span></text:p>
      <text:p text:style-name="Text_20_body"><text:span text:style-name="Teletype"><text:span text:style-name="T11"><text:s text:c="2"/>Before we close the string and writing the values to the motors, we should first check to make sure the string that we just received is not missing any bits. I counted the number of characters in each string (disregarding the occasional shorty), and recorded this number to the “string_length” variable – my string length is 20 characters. If the current string is 20 characters in length, we can go ahead and evaluate it. </text:span></text:span></text:p>
      <text:p text:style-name="Text_20_body"><text:span text:style-name="Teletype"><text:span text:style-name="T11"><text:s text:c="2"/>This is where we call the functions that we discussed earlier: decode_speed(), decode_turn(), decode_button(), limit_signal(), and write_motors(). We will not go over these again, but you can revisit the explanation for each earlier in the chapter. Once we have written the newly decoded values to the motors, we should print the string to the serial monitor and empty it (set it equal to an empty string “”) so we can start building the next string in its place.</text:span></text:span></text:p>
      <text:p text:style-name="Text_20_body"><text:span text:style-name="Teletype"><text:span text:style-name="T11"><text:s text:c="2"/>For the last part of the loop we will be dealing with the condition when we go through the loop and have neither read a pulse in the last loop cycle nor are we reading one currently. We are setting the “reading” variable to false each time we pass through this condition because we are not reading any pulses. Also we are adding 1 to the loop_counter variable to signify another loop cycle past with no pulse – at this point we are considering stopping the robot. Before we cut the power, let the </text:span></text:span><text:soft-page-break/><text:span text:style-name="Teletype"><text:span text:style-name="T11">loop_counter variable increment up to 100 loop cycles with no pulse before we go ahead and pull the plug on the motors and wait for another valid pulse. After 100 cycles with no pulse, let the motors stop – it safe to say, we are not getting a signal from the remote any more.... but be patient and wait for the next pulse.</text:span></text:span></text:p>
      <text:p text:style-name="Text_20_body"><text:span text:style-name="Teletype"><text:span text:style-name="T11"/></text:span></text:p>
      <text:p text:style-name="Text_20_body"><text:span text:style-name="Teletype"><text:span text:style-name="T17">Testing and Debugging</text:span></text:span></text:p>
      <text:p text:style-name="Text_20_body"><text:span text:style-name="Teletype"><text:span text:style-name="T17"/></text:span></text:p>
      <text:p text:style-name="Text_20_body"><text:span text:style-name="Teletype"><text:span text:style-name="T11"><text:s text:c="2"/>That's it! You should be driving your infrared controlled robot around with a helicopter remote – if this is your first act of hackery, congratulations!</text:span></text:span></text:p>
      <text:p text:style-name="Text_20_body"><text:span text:style-name="Teletype"><text:span text:style-name="T11"><text:s text:c="2"/>If your robot is not working on the first try, you might need to double check some things:</text:span></text:span></text:p>
      <text:p text:style-name="Text_20_body"><text:span text:style-name="Teletype"><text:span text:style-name="T11"><text:tab/></text:span></text:span></text:p>
      <text:list xml:id="list1741222364" text:style-name="L1">
        <text:list-item>
          <text:p text:style-name="P7"><text:span text:style-name="Teletype"><text:span text:style-name="T11">Let's first rule out your robot frame and motor-controller setup by referring back to the MakeBlock chapter for how to set up your robot frame, motor-controller connections, and get the appropriate direction commands working with the Arduino alone before trying to troubleshoot with the IR sensor.</text:span></text:span></text:p>
        </text:list-item>
        <text:list-item>
          <text:p text:style-name="P7"><text:span text:style-name="Teletype"><text:span text:style-name="T11">Did you check the serial monitor to make sure your Arduino is reading a valid string of characters (0 and 1 bits)? If not, connect your Arduino to your computer via USB cable and open the Arduino IDE, then the Serial monitor and make sure the baud rate is set to 9600bps.</text:span></text:span></text:p>
        </text:list-item>
        <text:list-item>
          <text:p text:style-name="P7"><text:span text:style-name="Teletype"><text:span text:style-name="T11">If you do not see any string come across the serial monitor when you activate the remote, make sure the IR receiver module is connected correctly: left pin: Arduino D6, center pin: Ground, right pin: +5v. <text:s/></text:span></text:span></text:p>
        </text:list-item>
        <text:list-item>
          <text:p text:style-name="P7"><text:span text:style-name="Teletype"><text:span text:style-name="T11">Next make sure your IR remote is sending a signal – you can check by looking through a digital camera (your camera phone will work) at the IR LED on the end of the remote and moving the throttle control stick to see if the LED lights up purple. You wont be able to see it with your naked eye – the camera acts as a light filter. If you do not see any values still, it is possible that you have an unsupported remote control. Try another IR remote to make sure – if you get values from the second remote, you will have your answer.</text:span></text:span></text:p>
        </text:list-item>
        <text:list-item>
          <text:p text:style-name="P7"><text:span text:style-name="Teletype"><text:span text:style-name="T11">If you are getting strings to come across on the serial monitor and they are 20 characters in length but you are not getting movement, make sure the correct index positions are changing when you move the respective controls (speed, turn, button). Refer to the decoding charts for the values I used. If you have different values, you will need to modify the speed, turn and button variables to reflect your values – the rest of the code should work the same.</text:span></text:span></text:p>
        </text:list-item>
        <text:list-item>
          <text:p text:style-name="P7"><text:span text:style-name="Teletype"><text:span text:style-name="T1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Example"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Caption_20_characters" style:display-name="Caption character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2-10-04T01:41:48</dc:date>
    <dc:creator>JD </dc:creator>
    <meta:editing-duration>P1DT2H14M45S</meta:editing-duration>
    <meta:editing-cycles>74</meta:editing-cycles>
    <meta:document-statistic meta:table-count="2" meta:image-count="0" meta:object-count="0" meta:page-count="17" meta:paragraph-count="748" meta:word-count="7825" meta:character-count="42755" meta:non-whitespace-character-count="34648"/>
  </office:meta>
</office:document-meta>
</file>